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2"/>
    <style:style style:name="ce2" style:family="table-cell" style:parent-style-name="Default" style:data-style-name="N123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float" office:value="0.00001" calcext:value-type="float">
            <text:p>1.000E-05</text:p>
          </table:table-cell>
          <table:table-cell table:formula="of:=[.A1]*0.000001" office:value-type="float" office:value="0.00000000001" calcext:value-type="float">
            <text:p>1.000000E-11</text:p>
          </table:table-cell>
        </table:table-row>
        <table:table-row table:style-name="ro1">
          <table:table-cell office:value-type="float" office:value="0.0001" calcext:value-type="float">
            <text:p>1.000E-04</text:p>
          </table:table-cell>
          <table:table-cell table:formula="of:=[.A2]*0.000001" office:value-type="float" office:value="0.0000000001" calcext:value-type="float">
            <text:p>1.000000E-10</text:p>
          </table:table-cell>
        </table:table-row>
        <table:table-row table:style-name="ro1">
          <table:table-cell office:value-type="float" office:value="0.0005" calcext:value-type="float">
            <text:p>5.000E-04</text:p>
          </table:table-cell>
          <table:table-cell table:formula="of:=[.A3]*0.000001" office:value-type="float" office:value="0.0000000005" calcext:value-type="float">
            <text:p>5.000000E-10</text:p>
          </table:table-cell>
        </table:table-row>
        <table:table-row table:style-name="ro1">
          <table:table-cell office:value-type="float" office:value="0.00075" calcext:value-type="float">
            <text:p>7.500E-04</text:p>
          </table:table-cell>
          <table:table-cell table:formula="of:=[.A4]*0.000001" office:value-type="float" office:value="0.00000000075" calcext:value-type="float">
            <text:p>7.500000E-10</text:p>
          </table:table-cell>
        </table:table-row>
        <table:table-row table:style-name="ro1">
          <table:table-cell office:value-type="float" office:value="0.001" calcext:value-type="float">
            <text:p>1.000E-03</text:p>
          </table:table-cell>
          <table:table-cell table:formula="of:=[.A5]*0.000001" office:value-type="float" office:value="0.000000001" calcext:value-type="float">
            <text:p>1.000000E-09</text:p>
          </table:table-cell>
        </table:table-row>
        <table:table-row table:style-name="ro1">
          <table:table-cell office:value-type="float" office:value="0.0012" calcext:value-type="float">
            <text:p>1.200E-03</text:p>
          </table:table-cell>
          <table:table-cell table:formula="of:=[.A6]*0.000001" office:value-type="float" office:value="0.0000000012" calcext:value-type="float">
            <text:p>1.200000E-09</text:p>
          </table:table-cell>
        </table:table-row>
        <table:table-row table:style-name="ro1">
          <table:table-cell office:value-type="float" office:value="0.0015" calcext:value-type="float">
            <text:p>1.500E-03</text:p>
          </table:table-cell>
          <table:table-cell table:formula="of:=[.A7]*0.000001" office:value-type="float" office:value="0.0000000015" calcext:value-type="float">
            <text:p>1.500000E-09</text:p>
          </table:table-cell>
        </table:table-row>
        <table:table-row table:style-name="ro1">
          <table:table-cell office:value-type="float" office:value="0.002" calcext:value-type="float">
            <text:p>2.000E-03</text:p>
          </table:table-cell>
          <table:table-cell table:formula="of:=[.A8]*0.000001" office:value-type="float" office:value="0.000000002" calcext:value-type="float">
            <text:p>2.000000E-09</text:p>
          </table:table-cell>
        </table:table-row>
        <table:table-row table:style-name="ro1">
          <table:table-cell office:value-type="float" office:value="0.0025" calcext:value-type="float">
            <text:p>2.500E-03</text:p>
          </table:table-cell>
          <table:table-cell table:formula="of:=[.A9]*0.000001" office:value-type="float" office:value="0.0000000025" calcext:value-type="float">
            <text:p>2.500000E-09</text:p>
          </table:table-cell>
        </table:table-row>
        <table:table-row table:style-name="ro1">
          <table:table-cell office:value-type="float" office:value="0.003" calcext:value-type="float">
            <text:p>3.000E-03</text:p>
          </table:table-cell>
          <table:table-cell table:formula="of:=[.A10]*0.000001" office:value-type="float" office:value="0.000000003" calcext:value-type="float">
            <text:p>3.000000E-09</text:p>
          </table:table-cell>
        </table:table-row>
        <table:table-row table:style-name="ro1">
          <table:table-cell office:value-type="float" office:value="0.004" calcext:value-type="float">
            <text:p>4.000E-03</text:p>
          </table:table-cell>
          <table:table-cell table:formula="of:=[.A11]*0.000001" office:value-type="float" office:value="0.000000004" calcext:value-type="float">
            <text:p>4.000000E-09</text:p>
          </table:table-cell>
        </table:table-row>
        <table:table-row table:style-name="ro1">
          <table:table-cell office:value-type="float" office:value="0.005" calcext:value-type="float">
            <text:p>5.000E-03</text:p>
          </table:table-cell>
          <table:table-cell table:formula="of:=[.A12]*0.000001" office:value-type="float" office:value="0.000000005" calcext:value-type="float">
            <text:p>5.000000E-09</text:p>
          </table:table-cell>
        </table:table-row>
        <table:table-row table:style-name="ro1">
          <table:table-cell office:value-type="float" office:value="0.0075" calcext:value-type="float">
            <text:p>7.500E-03</text:p>
          </table:table-cell>
          <table:table-cell table:formula="of:=[.A13]*0.000001" office:value-type="float" office:value="0.0000000075" calcext:value-type="float">
            <text:p>7.500000E-09</text:p>
          </table:table-cell>
        </table:table-row>
        <table:table-row table:style-name="ro1">
          <table:table-cell office:value-type="float" office:value="0.01" calcext:value-type="float">
            <text:p>1.000E-02</text:p>
          </table:table-cell>
          <table:table-cell table:formula="of:=[.A14]*0.000001" office:value-type="float" office:value="0.00000001" calcext:value-type="float">
            <text:p>1.000000E-08</text:p>
          </table:table-cell>
        </table:table-row>
        <table:table-row table:style-name="ro1">
          <table:table-cell office:value-type="float" office:value="0.0253" calcext:value-type="float">
            <text:p>2.530E-02</text:p>
          </table:table-cell>
          <table:table-cell table:formula="of:=[.A15]*0.000001" office:value-type="float" office:value="0.0000000253" calcext:value-type="float">
            <text:p>2.530000E-08</text:p>
          </table:table-cell>
        </table:table-row>
        <table:table-row table:style-name="ro1">
          <table:table-cell office:value-type="float" office:value="0.03" calcext:value-type="float">
            <text:p>3.000E-02</text:p>
          </table:table-cell>
          <table:table-cell table:formula="of:=[.A16]*0.000001" office:value-type="float" office:value="0.00000003" calcext:value-type="float">
            <text:p>3.000000E-08</text:p>
          </table:table-cell>
        </table:table-row>
        <table:table-row table:style-name="ro1">
          <table:table-cell office:value-type="float" office:value="0.04" calcext:value-type="float">
            <text:p>4.000E-02</text:p>
          </table:table-cell>
          <table:table-cell table:formula="of:=[.A17]*0.000001" office:value-type="float" office:value="0.00000004" calcext:value-type="float">
            <text:p>4.000000E-08</text:p>
          </table:table-cell>
        </table:table-row>
        <table:table-row table:style-name="ro1">
          <table:table-cell office:value-type="float" office:value="0.05" calcext:value-type="float">
            <text:p>5.000E-02</text:p>
          </table:table-cell>
          <table:table-cell table:formula="of:=[.A18]*0.000001" office:value-type="float" office:value="0.00000005" calcext:value-type="float">
            <text:p>5.000000E-08</text:p>
          </table:table-cell>
        </table:table-row>
        <table:table-row table:style-name="ro1">
          <table:table-cell office:value-type="float" office:value="0.06" calcext:value-type="float">
            <text:p>6.000E-02</text:p>
          </table:table-cell>
          <table:table-cell table:formula="of:=[.A19]*0.000001" office:value-type="float" office:value="0.00000006" calcext:value-type="float">
            <text:p>6.000000E-08</text:p>
          </table:table-cell>
        </table:table-row>
        <table:table-row table:style-name="ro1">
          <table:table-cell office:value-type="float" office:value="0.07" calcext:value-type="float">
            <text:p>7.000E-02</text:p>
          </table:table-cell>
          <table:table-cell table:formula="of:=[.A20]*0.000001" office:value-type="float" office:value="0.00000007" calcext:value-type="float">
            <text:p>7.000000E-08</text:p>
          </table:table-cell>
        </table:table-row>
        <table:table-row table:style-name="ro1">
          <table:table-cell office:value-type="float" office:value="0.08" calcext:value-type="float">
            <text:p>8.000E-02</text:p>
          </table:table-cell>
          <table:table-cell table:formula="of:=[.A21]*0.000001" office:value-type="float" office:value="0.00000008" calcext:value-type="float">
            <text:p>8.000000E-08</text:p>
          </table:table-cell>
        </table:table-row>
        <table:table-row table:style-name="ro1">
          <table:table-cell office:value-type="float" office:value="0.09" calcext:value-type="float">
            <text:p>9.000E-02</text:p>
          </table:table-cell>
          <table:table-cell table:formula="of:=[.A22]*0.000001" office:value-type="float" office:value="0.00000009" calcext:value-type="float">
            <text:p>9.000000E-08</text:p>
          </table:table-cell>
        </table:table-row>
        <table:table-row table:style-name="ro1">
          <table:table-cell office:value-type="float" office:value="0.1" calcext:value-type="float">
            <text:p>1.000E-01</text:p>
          </table:table-cell>
          <table:table-cell table:formula="of:=[.A23]*0.000001" office:value-type="float" office:value="0.0000001" calcext:value-type="float">
            <text:p>1.000000E-07</text:p>
          </table:table-cell>
        </table:table-row>
        <table:table-row table:style-name="ro1">
          <table:table-cell office:value-type="float" office:value="0.125" calcext:value-type="float">
            <text:p>1.250E-01</text:p>
          </table:table-cell>
          <table:table-cell table:formula="of:=[.A24]*0.000001" office:value-type="float" office:value="0.000000125" calcext:value-type="float">
            <text:p>1.250000E-07</text:p>
          </table:table-cell>
        </table:table-row>
        <table:table-row table:style-name="ro1">
          <table:table-cell office:value-type="float" office:value="0.15" calcext:value-type="float">
            <text:p>1.500E-01</text:p>
          </table:table-cell>
          <table:table-cell table:formula="of:=[.A25]*0.000001" office:value-type="float" office:value="0.00000015" calcext:value-type="float">
            <text:p>1.500000E-07</text:p>
          </table:table-cell>
        </table:table-row>
        <table:table-row table:style-name="ro1">
          <table:table-cell office:value-type="float" office:value="0.175" calcext:value-type="float">
            <text:p>1.750E-01</text:p>
          </table:table-cell>
          <table:table-cell table:formula="of:=[.A26]*0.000001" office:value-type="float" office:value="0.000000175" calcext:value-type="float">
            <text:p>1.750000E-07</text:p>
          </table:table-cell>
        </table:table-row>
        <table:table-row table:style-name="ro1">
          <table:table-cell office:value-type="float" office:value="0.2" calcext:value-type="float">
            <text:p>2.000E-01</text:p>
          </table:table-cell>
          <table:table-cell table:formula="of:=[.A27]*0.000001" office:value-type="float" office:value="0.0000002" calcext:value-type="float">
            <text:p>2.000000E-07</text:p>
          </table:table-cell>
        </table:table-row>
        <table:table-row table:style-name="ro1">
          <table:table-cell office:value-type="float" office:value="0.225" calcext:value-type="float">
            <text:p>2.250E-01</text:p>
          </table:table-cell>
          <table:table-cell table:formula="of:=[.A28]*0.000001" office:value-type="float" office:value="0.000000225" calcext:value-type="float">
            <text:p>2.250000E-07</text:p>
          </table:table-cell>
        </table:table-row>
        <table:table-row table:style-name="ro1">
          <table:table-cell office:value-type="float" office:value="0.25" calcext:value-type="float">
            <text:p>2.500E-01</text:p>
          </table:table-cell>
          <table:table-cell table:formula="of:=[.A29]*0.000001" office:value-type="float" office:value="0.00000025" calcext:value-type="float">
            <text:p>2.500000E-07</text:p>
          </table:table-cell>
        </table:table-row>
        <table:table-row table:style-name="ro1">
          <table:table-cell office:value-type="float" office:value="0.275" calcext:value-type="float">
            <text:p>2.750E-01</text:p>
          </table:table-cell>
          <table:table-cell table:formula="of:=[.A30]*0.000001" office:value-type="float" office:value="0.000000275" calcext:value-type="float">
            <text:p>2.750000E-07</text:p>
          </table:table-cell>
        </table:table-row>
        <table:table-row table:style-name="ro1">
          <table:table-cell office:value-type="float" office:value="0.3" calcext:value-type="float">
            <text:p>3.000E-01</text:p>
          </table:table-cell>
          <table:table-cell table:formula="of:=[.A31]*0.000001" office:value-type="float" office:value="0.0000003" calcext:value-type="float">
            <text:p>3.000000E-07</text:p>
          </table:table-cell>
        </table:table-row>
        <table:table-row table:style-name="ro1">
          <table:table-cell office:value-type="float" office:value="0.325" calcext:value-type="float">
            <text:p>3.250E-01</text:p>
          </table:table-cell>
          <table:table-cell table:formula="of:=[.A32]*0.000001" office:value-type="float" office:value="0.000000325" calcext:value-type="float">
            <text:p>3.250000E-07</text:p>
          </table:table-cell>
        </table:table-row>
        <table:table-row table:style-name="ro1">
          <table:table-cell office:value-type="float" office:value="0.35" calcext:value-type="float">
            <text:p>3.500E-01</text:p>
          </table:table-cell>
          <table:table-cell table:formula="of:=[.A33]*0.000001" office:value-type="float" office:value="0.00000035" calcext:value-type="float">
            <text:p>3.500000E-07</text:p>
          </table:table-cell>
        </table:table-row>
        <table:table-row table:style-name="ro1">
          <table:table-cell office:value-type="float" office:value="0.375" calcext:value-type="float">
            <text:p>3.750E-01</text:p>
          </table:table-cell>
          <table:table-cell table:formula="of:=[.A34]*0.000001" office:value-type="float" office:value="0.000000375" calcext:value-type="float">
            <text:p>3.750000E-07</text:p>
          </table:table-cell>
        </table:table-row>
        <table:table-row table:style-name="ro1">
          <table:table-cell office:value-type="float" office:value="0.4" calcext:value-type="float">
            <text:p>4.000E-01</text:p>
          </table:table-cell>
          <table:table-cell table:formula="of:=[.A35]*0.000001" office:value-type="float" office:value="0.0000004" calcext:value-type="float">
            <text:p>4.000000E-07</text:p>
          </table:table-cell>
        </table:table-row>
        <table:table-row table:style-name="ro1">
          <table:table-cell office:value-type="float" office:value="0.45" calcext:value-type="float">
            <text:p>4.500E-01</text:p>
          </table:table-cell>
          <table:table-cell table:formula="of:=[.A36]*0.000001" office:value-type="float" office:value="0.00000045" calcext:value-type="float">
            <text:p>4.500000E-07</text:p>
          </table:table-cell>
        </table:table-row>
        <table:table-row table:style-name="ro1">
          <table:table-cell office:value-type="float" office:value="0.5" calcext:value-type="float">
            <text:p>5.000E-01</text:p>
          </table:table-cell>
          <table:table-cell table:formula="of:=[.A37]*0.000001" office:value-type="float" office:value="0.0000005" calcext:value-type="float">
            <text:p>5.000000E-07</text:p>
          </table:table-cell>
        </table:table-row>
        <table:table-row table:style-name="ro1">
          <table:table-cell office:value-type="float" office:value="0.55" calcext:value-type="float">
            <text:p>5.500E-01</text:p>
          </table:table-cell>
          <table:table-cell table:formula="of:=[.A38]*0.000001" office:value-type="float" office:value="0.00000055" calcext:value-type="float">
            <text:p>5.500000E-07</text:p>
          </table:table-cell>
        </table:table-row>
        <table:table-row table:style-name="ro1">
          <table:table-cell office:value-type="float" office:value="0.6" calcext:value-type="float">
            <text:p>6.000E-01</text:p>
          </table:table-cell>
          <table:table-cell table:formula="of:=[.A39]*0.000001" office:value-type="float" office:value="0.0000006" calcext:value-type="float">
            <text:p>6.000000E-07</text:p>
          </table:table-cell>
        </table:table-row>
        <table:table-row table:style-name="ro1">
          <table:table-cell office:value-type="float" office:value="0.625" calcext:value-type="float">
            <text:p>6.250E-01</text:p>
          </table:table-cell>
          <table:table-cell table:formula="of:=[.A40]*0.000001" office:value-type="float" office:value="0.000000625" calcext:value-type="float">
            <text:p>6.250000E-07</text:p>
          </table:table-cell>
        </table:table-row>
        <table:table-row table:style-name="ro1">
          <table:table-cell office:value-type="float" office:value="0.65" calcext:value-type="float">
            <text:p>6.500E-01</text:p>
          </table:table-cell>
          <table:table-cell table:formula="of:=[.A41]*0.000001" office:value-type="float" office:value="0.00000065" calcext:value-type="float">
            <text:p>6.500000E-07</text:p>
          </table:table-cell>
        </table:table-row>
        <table:table-row table:style-name="ro1">
          <table:table-cell office:value-type="float" office:value="0.7" calcext:value-type="float">
            <text:p>7.000E-01</text:p>
          </table:table-cell>
          <table:table-cell table:formula="of:=[.A42]*0.000001" office:value-type="float" office:value="0.0000007" calcext:value-type="float">
            <text:p>7.000000E-07</text:p>
          </table:table-cell>
        </table:table-row>
        <table:table-row table:style-name="ro1">
          <table:table-cell office:value-type="float" office:value="0.75" calcext:value-type="float">
            <text:p>7.500E-01</text:p>
          </table:table-cell>
          <table:table-cell table:formula="of:=[.A43]*0.000001" office:value-type="float" office:value="0.00000075" calcext:value-type="float">
            <text:p>7.500000E-07</text:p>
          </table:table-cell>
        </table:table-row>
        <table:table-row table:style-name="ro1">
          <table:table-cell office:value-type="float" office:value="0.8" calcext:value-type="float">
            <text:p>8.000E-01</text:p>
          </table:table-cell>
          <table:table-cell table:formula="of:=[.A44]*0.000001" office:value-type="float" office:value="0.0000008" calcext:value-type="float">
            <text:p>8.000000E-07</text:p>
          </table:table-cell>
        </table:table-row>
        <table:table-row table:style-name="ro1">
          <table:table-cell office:value-type="float" office:value="0.85" calcext:value-type="float">
            <text:p>8.500E-01</text:p>
          </table:table-cell>
          <table:table-cell table:formula="of:=[.A45]*0.000001" office:value-type="float" office:value="0.00000085" calcext:value-type="float">
            <text:p>8.500000E-07</text:p>
          </table:table-cell>
        </table:table-row>
        <table:table-row table:style-name="ro1">
          <table:table-cell office:value-type="float" office:value="0.9" calcext:value-type="float">
            <text:p>9.000E-01</text:p>
          </table:table-cell>
          <table:table-cell table:formula="of:=[.A46]*0.000001" office:value-type="float" office:value="0.0000009" calcext:value-type="float">
            <text:p>9.000000E-07</text:p>
          </table:table-cell>
        </table:table-row>
        <table:table-row table:style-name="ro1">
          <table:table-cell office:value-type="float" office:value="0.925" calcext:value-type="float">
            <text:p>9.250E-01</text:p>
          </table:table-cell>
          <table:table-cell table:formula="of:=[.A47]*0.000001" office:value-type="float" office:value="0.000000925" calcext:value-type="float">
            <text:p>9.250000E-07</text:p>
          </table:table-cell>
        </table:table-row>
        <table:table-row table:style-name="ro1">
          <table:table-cell office:value-type="float" office:value="0.95" calcext:value-type="float">
            <text:p>9.500E-01</text:p>
          </table:table-cell>
          <table:table-cell table:formula="of:=[.A48]*0.000001" office:value-type="float" office:value="0.00000095" calcext:value-type="float">
            <text:p>9.500000E-07</text:p>
          </table:table-cell>
        </table:table-row>
        <table:table-row table:style-name="ro1">
          <table:table-cell office:value-type="float" office:value="0.975" calcext:value-type="float">
            <text:p>9.750E-01</text:p>
          </table:table-cell>
          <table:table-cell table:formula="of:=[.A49]*0.000001" office:value-type="float" office:value="0.000000975" calcext:value-type="float">
            <text:p>9.750000E-07</text:p>
          </table:table-cell>
        </table:table-row>
        <table:table-row table:style-name="ro1">
          <table:table-cell office:value-type="float" office:value="1" calcext:value-type="float">
            <text:p>1.000E+00</text:p>
          </table:table-cell>
          <table:table-cell table:formula="of:=[.A50]*0.000001" office:value-type="float" office:value="0.000001" calcext:value-type="float">
            <text:p>1.000000E-06</text:p>
          </table:table-cell>
        </table:table-row>
        <table:table-row table:style-name="ro1">
          <table:table-cell office:value-type="float" office:value="1.01" calcext:value-type="float">
            <text:p>1.010E+00</text:p>
          </table:table-cell>
          <table:table-cell table:formula="of:=[.A51]*0.000001" office:value-type="float" office:value="0.00000101" calcext:value-type="float">
            <text:p>1.010000E-06</text:p>
          </table:table-cell>
        </table:table-row>
        <table:table-row table:style-name="ro1">
          <table:table-cell office:value-type="float" office:value="1.02" calcext:value-type="float">
            <text:p>1.020E+00</text:p>
          </table:table-cell>
          <table:table-cell table:formula="of:=[.A52]*0.000001" office:value-type="float" office:value="0.00000102" calcext:value-type="float">
            <text:p>1.020000E-06</text:p>
          </table:table-cell>
        </table:table-row>
        <table:table-row table:style-name="ro1">
          <table:table-cell office:value-type="float" office:value="1.03" calcext:value-type="float">
            <text:p>1.030E+00</text:p>
          </table:table-cell>
          <table:table-cell table:formula="of:=[.A53]*0.000001" office:value-type="float" office:value="0.00000103" calcext:value-type="float">
            <text:p>1.030000E-06</text:p>
          </table:table-cell>
        </table:table-row>
        <table:table-row table:style-name="ro1">
          <table:table-cell office:value-type="float" office:value="1.04" calcext:value-type="float">
            <text:p>1.040E+00</text:p>
          </table:table-cell>
          <table:table-cell table:formula="of:=[.A54]*0.000001" office:value-type="float" office:value="0.00000104" calcext:value-type="float">
            <text:p>1.040000E-06</text:p>
          </table:table-cell>
        </table:table-row>
        <table:table-row table:style-name="ro1">
          <table:table-cell office:value-type="float" office:value="1.05" calcext:value-type="float">
            <text:p>1.050E+00</text:p>
          </table:table-cell>
          <table:table-cell table:formula="of:=[.A55]*0.000001" office:value-type="float" office:value="0.00000105" calcext:value-type="float">
            <text:p>1.050000E-06</text:p>
          </table:table-cell>
        </table:table-row>
        <table:table-row table:style-name="ro1">
          <table:table-cell office:value-type="float" office:value="1.06" calcext:value-type="float">
            <text:p>1.060E+00</text:p>
          </table:table-cell>
          <table:table-cell table:formula="of:=[.A56]*0.000001" office:value-type="float" office:value="0.00000106" calcext:value-type="float">
            <text:p>1.060000E-06</text:p>
          </table:table-cell>
        </table:table-row>
        <table:table-row table:style-name="ro1">
          <table:table-cell office:value-type="float" office:value="1.07" calcext:value-type="float">
            <text:p>1.070E+00</text:p>
          </table:table-cell>
          <table:table-cell table:formula="of:=[.A57]*0.000001" office:value-type="float" office:value="0.00000107" calcext:value-type="float">
            <text:p>1.070000E-06</text:p>
          </table:table-cell>
        </table:table-row>
        <table:table-row table:style-name="ro1">
          <table:table-cell office:value-type="float" office:value="1.08" calcext:value-type="float">
            <text:p>1.080E+00</text:p>
          </table:table-cell>
          <table:table-cell table:formula="of:=[.A58]*0.000001" office:value-type="float" office:value="0.00000108" calcext:value-type="float">
            <text:p>1.080000E-06</text:p>
          </table:table-cell>
        </table:table-row>
        <table:table-row table:style-name="ro1">
          <table:table-cell office:value-type="float" office:value="1.09" calcext:value-type="float">
            <text:p>1.090E+00</text:p>
          </table:table-cell>
          <table:table-cell table:formula="of:=[.A59]*0.000001" office:value-type="float" office:value="0.00000109" calcext:value-type="float">
            <text:p>1.090000E-06</text:p>
          </table:table-cell>
        </table:table-row>
        <table:table-row table:style-name="ro1">
          <table:table-cell office:value-type="float" office:value="1.1" calcext:value-type="float">
            <text:p>1.100E+00</text:p>
          </table:table-cell>
          <table:table-cell table:formula="of:=[.A60]*0.000001" office:value-type="float" office:value="0.0000011" calcext:value-type="float">
            <text:p>1.100000E-06</text:p>
          </table:table-cell>
        </table:table-row>
        <table:table-row table:style-name="ro1">
          <table:table-cell office:value-type="float" office:value="1.11" calcext:value-type="float">
            <text:p>1.110E+00</text:p>
          </table:table-cell>
          <table:table-cell table:formula="of:=[.A61]*0.000001" office:value-type="float" office:value="0.00000111" calcext:value-type="float">
            <text:p>1.110000E-06</text:p>
          </table:table-cell>
        </table:table-row>
        <table:table-row table:style-name="ro1">
          <table:table-cell office:value-type="float" office:value="1.12" calcext:value-type="float">
            <text:p>1.120E+00</text:p>
          </table:table-cell>
          <table:table-cell table:formula="of:=[.A62]*0.000001" office:value-type="float" office:value="0.00000112" calcext:value-type="float">
            <text:p>1.120000E-06</text:p>
          </table:table-cell>
        </table:table-row>
        <table:table-row table:style-name="ro1">
          <table:table-cell office:value-type="float" office:value="1.13" calcext:value-type="float">
            <text:p>1.130E+00</text:p>
          </table:table-cell>
          <table:table-cell table:formula="of:=[.A63]*0.000001" office:value-type="float" office:value="0.00000113" calcext:value-type="float">
            <text:p>1.130000E-06</text:p>
          </table:table-cell>
        </table:table-row>
        <table:table-row table:style-name="ro1">
          <table:table-cell office:value-type="float" office:value="1.14" calcext:value-type="float">
            <text:p>1.140E+00</text:p>
          </table:table-cell>
          <table:table-cell table:formula="of:=[.A64]*0.000001" office:value-type="float" office:value="0.00000114" calcext:value-type="float">
            <text:p>1.140000E-06</text:p>
          </table:table-cell>
        </table:table-row>
        <table:table-row table:style-name="ro1">
          <table:table-cell office:value-type="float" office:value="1.15" calcext:value-type="float">
            <text:p>1.150E+00</text:p>
          </table:table-cell>
          <table:table-cell table:formula="of:=[.A65]*0.000001" office:value-type="float" office:value="0.00000115" calcext:value-type="float">
            <text:p>1.150000E-06</text:p>
          </table:table-cell>
        </table:table-row>
        <table:table-row table:style-name="ro1">
          <table:table-cell office:value-type="float" office:value="1.175" calcext:value-type="float">
            <text:p>1.175E+00</text:p>
          </table:table-cell>
          <table:table-cell table:formula="of:=[.A66]*0.000001" office:value-type="float" office:value="0.000001175" calcext:value-type="float">
            <text:p>1.175000E-06</text:p>
          </table:table-cell>
        </table:table-row>
        <table:table-row table:style-name="ro1">
          <table:table-cell office:value-type="float" office:value="1.2" calcext:value-type="float">
            <text:p>1.200E+00</text:p>
          </table:table-cell>
          <table:table-cell table:formula="of:=[.A67]*0.000001" office:value-type="float" office:value="0.0000012" calcext:value-type="float">
            <text:p>1.200000E-06</text:p>
          </table:table-cell>
        </table:table-row>
        <table:table-row table:style-name="ro1">
          <table:table-cell office:value-type="float" office:value="1.225" calcext:value-type="float">
            <text:p>1.225E+00</text:p>
          </table:table-cell>
          <table:table-cell table:formula="of:=[.A68]*0.000001" office:value-type="float" office:value="0.000001225" calcext:value-type="float">
            <text:p>1.225000E-06</text:p>
          </table:table-cell>
        </table:table-row>
        <table:table-row table:style-name="ro1">
          <table:table-cell office:value-type="float" office:value="1.25" calcext:value-type="float">
            <text:p>1.250E+00</text:p>
          </table:table-cell>
          <table:table-cell table:formula="of:=[.A69]*0.000001" office:value-type="float" office:value="0.00000125" calcext:value-type="float">
            <text:p>1.250000E-06</text:p>
          </table:table-cell>
        </table:table-row>
        <table:table-row table:style-name="ro1">
          <table:table-cell office:value-type="float" office:value="1.3" calcext:value-type="float">
            <text:p>1.300E+00</text:p>
          </table:table-cell>
          <table:table-cell table:formula="of:=[.A70]*0.000001" office:value-type="float" office:value="0.0000013" calcext:value-type="float">
            <text:p>1.300000E-06</text:p>
          </table:table-cell>
        </table:table-row>
        <table:table-row table:style-name="ro1">
          <table:table-cell office:value-type="float" office:value="1.35" calcext:value-type="float">
            <text:p>1.350E+00</text:p>
          </table:table-cell>
          <table:table-cell table:formula="of:=[.A71]*0.000001" office:value-type="float" office:value="0.00000135" calcext:value-type="float">
            <text:p>1.350000E-06</text:p>
          </table:table-cell>
        </table:table-row>
        <table:table-row table:style-name="ro1">
          <table:table-cell office:value-type="float" office:value="1.4" calcext:value-type="float">
            <text:p>1.400E+00</text:p>
          </table:table-cell>
          <table:table-cell table:formula="of:=[.A72]*0.000001" office:value-type="float" office:value="0.0000014" calcext:value-type="float">
            <text:p>1.400000E-06</text:p>
          </table:table-cell>
        </table:table-row>
        <table:table-row table:style-name="ro1">
          <table:table-cell office:value-type="float" office:value="1.45" calcext:value-type="float">
            <text:p>1.450E+00</text:p>
          </table:table-cell>
          <table:table-cell table:formula="of:=[.A73]*0.000001" office:value-type="float" office:value="0.00000145" calcext:value-type="float">
            <text:p>1.450000E-06</text:p>
          </table:table-cell>
        </table:table-row>
        <table:table-row table:style-name="ro1">
          <table:table-cell office:value-type="float" office:value="1.5" calcext:value-type="float">
            <text:p>1.500E+00</text:p>
          </table:table-cell>
          <table:table-cell table:formula="of:=[.A74]*0.000001" office:value-type="float" office:value="0.0000015" calcext:value-type="float">
            <text:p>1.500000E-06</text:p>
          </table:table-cell>
        </table:table-row>
        <table:table-row table:style-name="ro1">
          <table:table-cell office:value-type="float" office:value="1.59" calcext:value-type="float">
            <text:p>1.590E+00</text:p>
          </table:table-cell>
          <table:table-cell table:formula="of:=[.A75]*0.000001" office:value-type="float" office:value="0.00000159" calcext:value-type="float">
            <text:p>1.590000E-06</text:p>
          </table:table-cell>
        </table:table-row>
        <table:table-row table:style-name="ro1">
          <table:table-cell office:value-type="float" office:value="1.68" calcext:value-type="float">
            <text:p>1.680E+00</text:p>
          </table:table-cell>
          <table:table-cell table:formula="of:=[.A76]*0.000001" office:value-type="float" office:value="0.00000168" calcext:value-type="float">
            <text:p>1.680000E-06</text:p>
          </table:table-cell>
        </table:table-row>
        <table:table-row table:style-name="ro1">
          <table:table-cell office:value-type="float" office:value="1.77" calcext:value-type="float">
            <text:p>1.770E+00</text:p>
          </table:table-cell>
          <table:table-cell table:formula="of:=[.A77]*0.000001" office:value-type="float" office:value="0.00000177" calcext:value-type="float">
            <text:p>1.770000E-06</text:p>
          </table:table-cell>
        </table:table-row>
        <table:table-row table:style-name="ro1">
          <table:table-cell office:value-type="float" office:value="1.86" calcext:value-type="float">
            <text:p>1.860E+00</text:p>
          </table:table-cell>
          <table:table-cell table:formula="of:=[.A78]*0.000001" office:value-type="float" office:value="0.00000186" calcext:value-type="float">
            <text:p>1.860000E-06</text:p>
          </table:table-cell>
        </table:table-row>
        <table:table-row table:style-name="ro1">
          <table:table-cell office:value-type="float" office:value="1.94" calcext:value-type="float">
            <text:p>1.940E+00</text:p>
          </table:table-cell>
          <table:table-cell table:formula="of:=[.A79]*0.000001" office:value-type="float" office:value="0.00000194" calcext:value-type="float">
            <text:p>1.940000E-06</text:p>
          </table:table-cell>
        </table:table-row>
        <table:table-row table:style-name="ro1">
          <table:table-cell office:value-type="float" office:value="2" calcext:value-type="float">
            <text:p>2.000E+00</text:p>
          </table:table-cell>
          <table:table-cell table:formula="of:=[.A80]*0.000001" office:value-type="float" office:value="0.000002" calcext:value-type="float">
            <text:p>2.000000E-06</text:p>
          </table:table-cell>
        </table:table-row>
        <table:table-row table:style-name="ro1">
          <table:table-cell office:value-type="float" office:value="2.12" calcext:value-type="float">
            <text:p>2.120E+00</text:p>
          </table:table-cell>
          <table:table-cell table:formula="of:=[.A81]*0.000001" office:value-type="float" office:value="0.00000212" calcext:value-type="float">
            <text:p>2.120000E-06</text:p>
          </table:table-cell>
        </table:table-row>
        <table:table-row table:style-name="ro1">
          <table:table-cell office:value-type="float" office:value="2.21" calcext:value-type="float">
            <text:p>2.210E+00</text:p>
          </table:table-cell>
          <table:table-cell table:formula="of:=[.A82]*0.000001" office:value-type="float" office:value="0.00000221" calcext:value-type="float">
            <text:p>2.210000E-06</text:p>
          </table:table-cell>
        </table:table-row>
        <table:table-row table:style-name="ro1">
          <table:table-cell office:value-type="float" office:value="2.3" calcext:value-type="float">
            <text:p>2.300E+00</text:p>
          </table:table-cell>
          <table:table-cell table:formula="of:=[.A83]*0.000001" office:value-type="float" office:value="0.0000023" calcext:value-type="float">
            <text:p>2.300000E-06</text:p>
          </table:table-cell>
        </table:table-row>
        <table:table-row table:style-name="ro1">
          <table:table-cell office:value-type="float" office:value="2.38" calcext:value-type="float">
            <text:p>2.380E+00</text:p>
          </table:table-cell>
          <table:table-cell table:formula="of:=[.A84]*0.000001" office:value-type="float" office:value="0.00000238" calcext:value-type="float">
            <text:p>2.380000E-06</text:p>
          </table:table-cell>
        </table:table-row>
        <table:table-row table:style-name="ro1">
          <table:table-cell office:value-type="float" office:value="2.47" calcext:value-type="float">
            <text:p>2.470E+00</text:p>
          </table:table-cell>
          <table:table-cell table:formula="of:=[.A85]*0.000001" office:value-type="float" office:value="0.00000247" calcext:value-type="float">
            <text:p>2.470000E-06</text:p>
          </table:table-cell>
        </table:table-row>
        <table:table-row table:style-name="ro1">
          <table:table-cell office:value-type="float" office:value="2.57" calcext:value-type="float">
            <text:p>2.570E+00</text:p>
          </table:table-cell>
          <table:table-cell table:formula="of:=[.A86]*0.000001" office:value-type="float" office:value="0.00000257" calcext:value-type="float">
            <text:p>2.570000E-06</text:p>
          </table:table-cell>
        </table:table-row>
        <table:table-row table:style-name="ro1">
          <table:table-cell office:value-type="float" office:value="2.67" calcext:value-type="float">
            <text:p>2.670E+00</text:p>
          </table:table-cell>
          <table:table-cell table:formula="of:=[.A87]*0.000001" office:value-type="float" office:value="0.00000267" calcext:value-type="float">
            <text:p>2.670000E-06</text:p>
          </table:table-cell>
        </table:table-row>
        <table:table-row table:style-name="ro1">
          <table:table-cell office:value-type="float" office:value="2.77" calcext:value-type="float">
            <text:p>2.770E+00</text:p>
          </table:table-cell>
          <table:table-cell table:formula="of:=[.A88]*0.000001" office:value-type="float" office:value="0.00000277" calcext:value-type="float">
            <text:p>2.770000E-06</text:p>
          </table:table-cell>
        </table:table-row>
        <table:table-row table:style-name="ro1">
          <table:table-cell office:value-type="float" office:value="2.87" calcext:value-type="float">
            <text:p>2.870E+00</text:p>
          </table:table-cell>
          <table:table-cell table:formula="of:=[.A89]*0.000001" office:value-type="float" office:value="0.00000287" calcext:value-type="float">
            <text:p>2.870000E-06</text:p>
          </table:table-cell>
        </table:table-row>
        <table:table-row table:style-name="ro1">
          <table:table-cell office:value-type="float" office:value="2.97" calcext:value-type="float">
            <text:p>2.970E+00</text:p>
          </table:table-cell>
          <table:table-cell table:formula="of:=[.A90]*0.000001" office:value-type="float" office:value="0.00000297" calcext:value-type="float">
            <text:p>2.970000E-06</text:p>
          </table:table-cell>
        </table:table-row>
        <table:table-row table:style-name="ro1">
          <table:table-cell office:value-type="float" office:value="3" calcext:value-type="float">
            <text:p>3.000E+00</text:p>
          </table:table-cell>
          <table:table-cell table:formula="of:=[.A91]*0.000001" office:value-type="float" office:value="0.000003" calcext:value-type="float">
            <text:p>3.000000E-06</text:p>
          </table:table-cell>
        </table:table-row>
        <table:table-row table:style-name="ro1">
          <table:table-cell office:value-type="float" office:value="3.1" calcext:value-type="float">
            <text:p>3.100E+00</text:p>
          </table:table-cell>
          <table:table-cell table:formula="of:=[.A92]*0.000001" office:value-type="float" office:value="0.0000031" calcext:value-type="float">
            <text:p>3.100000E-06</text:p>
          </table:table-cell>
        </table:table-row>
        <table:table-row table:style-name="ro1">
          <table:table-cell office:value-type="float" office:value="3.2" calcext:value-type="float">
            <text:p>3.200E+00</text:p>
          </table:table-cell>
          <table:table-cell table:formula="of:=[.A93]*0.000001" office:value-type="float" office:value="0.0000032" calcext:value-type="float">
            <text:p>3.200000E-06</text:p>
          </table:table-cell>
        </table:table-row>
        <table:table-row table:style-name="ro1">
          <table:table-cell office:value-type="float" office:value="3.5" calcext:value-type="float">
            <text:p>3.500E+00</text:p>
          </table:table-cell>
          <table:table-cell table:formula="of:=[.A94]*0.000001" office:value-type="float" office:value="0.0000035" calcext:value-type="float">
            <text:p>3.500000E-06</text:p>
          </table:table-cell>
        </table:table-row>
        <table:table-row table:style-name="ro1">
          <table:table-cell office:value-type="float" office:value="3.73" calcext:value-type="float">
            <text:p>3.730E+00</text:p>
          </table:table-cell>
          <table:table-cell table:formula="of:=[.A95]*0.000001" office:value-type="float" office:value="0.00000373" calcext:value-type="float">
            <text:p>3.730000E-06</text:p>
          </table:table-cell>
        </table:table-row>
        <table:table-row table:style-name="ro1">
          <table:table-cell office:value-type="float" office:value="4.1" calcext:value-type="float">
            <text:p>4.100E+00</text:p>
          </table:table-cell>
          <table:table-cell table:formula="of:=[.A96]*0.000001" office:value-type="float" office:value="0.0000041" calcext:value-type="float">
            <text:p>4.100000E-06</text:p>
          </table:table-cell>
        </table:table-row>
        <table:table-row table:style-name="ro1">
          <table:table-cell office:value-type="float" office:value="4.7" calcext:value-type="float">
            <text:p>4.700E+00</text:p>
          </table:table-cell>
          <table:table-cell table:formula="of:=[.A97]*0.000001" office:value-type="float" office:value="0.0000047" calcext:value-type="float">
            <text:p>4.700000E-06</text:p>
          </table:table-cell>
        </table:table-row>
        <table:table-row table:style-name="ro1">
          <table:table-cell office:value-type="float" office:value="5" calcext:value-type="float">
            <text:p>5.000E+00</text:p>
          </table:table-cell>
          <table:table-cell table:formula="of:=[.A98]*0.000001" office:value-type="float" office:value="0.000005" calcext:value-type="float">
            <text:p>5.000000E-06</text:p>
          </table:table-cell>
        </table:table-row>
        <table:table-row table:style-name="ro1">
          <table:table-cell office:value-type="float" office:value="5.4" calcext:value-type="float">
            <text:p>5.400E+00</text:p>
          </table:table-cell>
          <table:table-cell table:formula="of:=[.A99]*0.000001" office:value-type="float" office:value="0.0000054" calcext:value-type="float">
            <text:p>5.400000E-06</text:p>
          </table:table-cell>
        </table:table-row>
        <table:table-row table:style-name="ro1">
          <table:table-cell office:value-type="float" office:value="6" calcext:value-type="float">
            <text:p>6.000E+00</text:p>
          </table:table-cell>
          <table:table-cell table:formula="of:=[.A100]*0.000001" office:value-type="float" office:value="0.000006" calcext:value-type="float">
            <text:p>6.000000E-06</text:p>
          </table:table-cell>
        </table:table-row>
        <table:table-row table:style-name="ro1">
          <table:table-cell office:value-type="float" office:value="6.25" calcext:value-type="float">
            <text:p>6.250E+00</text:p>
          </table:table-cell>
          <table:table-cell table:formula="of:=[.A101]*0.000001" office:value-type="float" office:value="0.00000625" calcext:value-type="float">
            <text:p>6.250000E-06</text:p>
          </table:table-cell>
        </table:table-row>
        <table:table-row table:style-name="ro1">
          <table:table-cell office:value-type="float" office:value="6.5" calcext:value-type="float">
            <text:p>6.500E+00</text:p>
          </table:table-cell>
          <table:table-cell table:formula="of:=[.A102]*0.000001" office:value-type="float" office:value="0.0000065" calcext:value-type="float">
            <text:p>6.500000E-06</text:p>
          </table:table-cell>
        </table:table-row>
        <table:table-row table:style-name="ro1">
          <table:table-cell office:value-type="float" office:value="6.75" calcext:value-type="float">
            <text:p>6.750E+00</text:p>
          </table:table-cell>
          <table:table-cell table:formula="of:=[.A103]*0.000001" office:value-type="float" office:value="0.00000675" calcext:value-type="float">
            <text:p>6.750000E-06</text:p>
          </table:table-cell>
        </table:table-row>
        <table:table-row table:style-name="ro1">
          <table:table-cell office:value-type="float" office:value="6.875" calcext:value-type="float">
            <text:p>6.875E+00</text:p>
          </table:table-cell>
          <table:table-cell table:formula="of:=[.A104]*0.000001" office:value-type="float" office:value="0.000006875" calcext:value-type="float">
            <text:p>6.875000E-06</text:p>
          </table:table-cell>
        </table:table-row>
        <table:table-row table:style-name="ro1">
          <table:table-cell office:value-type="float" office:value="7" calcext:value-type="float">
            <text:p>7.000E+00</text:p>
          </table:table-cell>
          <table:table-cell table:formula="of:=[.A105]*0.000001" office:value-type="float" office:value="0.000007" calcext:value-type="float">
            <text:p>7.000000E-06</text:p>
          </table:table-cell>
        </table:table-row>
        <table:table-row table:style-name="ro1">
          <table:table-cell office:value-type="float" office:value="7.15" calcext:value-type="float">
            <text:p>7.150E+00</text:p>
          </table:table-cell>
          <table:table-cell table:formula="of:=[.A106]*0.000001" office:value-type="float" office:value="0.00000715" calcext:value-type="float">
            <text:p>7.150000E-06</text:p>
          </table:table-cell>
        </table:table-row>
        <table:table-row table:style-name="ro1">
          <table:table-cell office:value-type="float" office:value="8.1" calcext:value-type="float">
            <text:p>8.100E+00</text:p>
          </table:table-cell>
          <table:table-cell table:formula="of:=[.A107]*0.000001" office:value-type="float" office:value="0.0000081" calcext:value-type="float">
            <text:p>8.100000E-06</text:p>
          </table:table-cell>
        </table:table-row>
        <table:table-row table:style-name="ro1">
          <table:table-cell office:value-type="float" office:value="9.1" calcext:value-type="float">
            <text:p>9.100E+00</text:p>
          </table:table-cell>
          <table:table-cell table:formula="of:=[.A108]*0.000001" office:value-type="float" office:value="0.0000091" calcext:value-type="float">
            <text:p>9.100000E-06</text:p>
          </table:table-cell>
        </table:table-row>
        <table:table-row table:style-name="ro1">
          <table:table-cell office:value-type="float" office:value="10" calcext:value-type="float">
            <text:p>1.000E+01</text:p>
          </table:table-cell>
          <table:table-cell table:formula="of:=[.A109]*0.000001" office:value-type="float" office:value="0.00001" calcext:value-type="float">
            <text:p>1.000000E-05</text:p>
          </table:table-cell>
        </table:table-row>
        <table:table-row table:style-name="ro1">
          <table:table-cell office:value-type="float" office:value="11.5" calcext:value-type="float">
            <text:p>1.150E+01</text:p>
          </table:table-cell>
          <table:table-cell table:formula="of:=[.A110]*0.000001" office:value-type="float" office:value="0.0000115" calcext:value-type="float">
            <text:p>1.150000E-05</text:p>
          </table:table-cell>
        </table:table-row>
        <table:table-row table:style-name="ro1">
          <table:table-cell office:value-type="float" office:value="11.9" calcext:value-type="float">
            <text:p>1.190E+01</text:p>
          </table:table-cell>
          <table:table-cell table:formula="of:=[.A111]*0.000001" office:value-type="float" office:value="0.0000119" calcext:value-type="float">
            <text:p>1.190000E-05</text:p>
          </table:table-cell>
        </table:table-row>
        <table:table-row table:style-name="ro1">
          <table:table-cell office:value-type="float" office:value="12.9" calcext:value-type="float">
            <text:p>1.290E+01</text:p>
          </table:table-cell>
          <table:table-cell table:formula="of:=[.A112]*0.000001" office:value-type="float" office:value="0.0000129" calcext:value-type="float">
            <text:p>1.290000E-05</text:p>
          </table:table-cell>
        </table:table-row>
        <table:table-row table:style-name="ro1">
          <table:table-cell office:value-type="float" office:value="14.4" calcext:value-type="float">
            <text:p>1.440E+01</text:p>
          </table:table-cell>
          <table:table-cell table:formula="of:=[.A113]*0.000001" office:value-type="float" office:value="0.0000144" calcext:value-type="float">
            <text:p>1.440000E-05</text:p>
          </table:table-cell>
        </table:table-row>
        <table:table-row table:style-name="ro1">
          <table:table-cell office:value-type="float" office:value="16" calcext:value-type="float">
            <text:p>1.600E+01</text:p>
          </table:table-cell>
          <table:table-cell table:formula="of:=[.A114]*0.000001" office:value-type="float" office:value="0.000016" calcext:value-type="float">
            <text:p>1.600000E-05</text:p>
          </table:table-cell>
        </table:table-row>
        <table:table-row table:style-name="ro1">
          <table:table-cell office:value-type="float" office:value="17" calcext:value-type="float">
            <text:p>1.700E+01</text:p>
          </table:table-cell>
          <table:table-cell table:formula="of:=[.A115]*0.000001" office:value-type="float" office:value="0.000017" calcext:value-type="float">
            <text:p>1.700000E-05</text:p>
          </table:table-cell>
        </table:table-row>
        <table:table-row table:style-name="ro1">
          <table:table-cell office:value-type="float" office:value="18.5" calcext:value-type="float">
            <text:p>1.850E+01</text:p>
          </table:table-cell>
          <table:table-cell table:formula="of:=[.A116]*0.000001" office:value-type="float" office:value="0.0000185" calcext:value-type="float">
            <text:p>1.850000E-05</text:p>
          </table:table-cell>
        </table:table-row>
        <table:table-row table:style-name="ro1">
          <table:table-cell office:value-type="float" office:value="19.4" calcext:value-type="float">
            <text:p>1.940E+01</text:p>
          </table:table-cell>
          <table:table-cell table:formula="of:=[.A117]*0.000001" office:value-type="float" office:value="0.0000194" calcext:value-type="float">
            <text:p>1.940000E-05</text:p>
          </table:table-cell>
        </table:table-row>
        <table:table-row table:style-name="ro1">
          <table:table-cell office:value-type="float" office:value="20" calcext:value-type="float">
            <text:p>2.000E+01</text:p>
          </table:table-cell>
          <table:table-cell table:formula="of:=[.A118]*0.000001" office:value-type="float" office:value="0.00002" calcext:value-type="float">
            <text:p>2.000000E-05</text:p>
          </table:table-cell>
        </table:table-row>
        <table:table-row table:style-name="ro1">
          <table:table-cell office:value-type="float" office:value="20.5" calcext:value-type="float">
            <text:p>2.050E+01</text:p>
          </table:table-cell>
          <table:table-cell table:formula="of:=[.A119]*0.000001" office:value-type="float" office:value="0.0000205" calcext:value-type="float">
            <text:p>2.050000E-05</text:p>
          </table:table-cell>
        </table:table-row>
        <table:table-row table:style-name="ro1">
          <table:table-cell office:value-type="float" office:value="21.2" calcext:value-type="float">
            <text:p>2.120E+01</text:p>
          </table:table-cell>
          <table:table-cell table:formula="of:=[.A120]*0.000001" office:value-type="float" office:value="0.0000212" calcext:value-type="float">
            <text:p>2.120000E-05</text:p>
          </table:table-cell>
        </table:table-row>
        <table:table-row table:style-name="ro1">
          <table:table-cell office:value-type="float" office:value="21.75" calcext:value-type="float">
            <text:p>2.175E+01</text:p>
          </table:table-cell>
          <table:table-cell table:formula="of:=[.A121]*0.000001" office:value-type="float" office:value="0.00002175" calcext:value-type="float">
            <text:p>2.175000E-05</text:p>
          </table:table-cell>
        </table:table-row>
        <table:table-row table:style-name="ro1">
          <table:table-cell office:value-type="float" office:value="22.5" calcext:value-type="float">
            <text:p>2.250E+01</text:p>
          </table:table-cell>
          <table:table-cell table:formula="of:=[.A122]*0.000001" office:value-type="float" office:value="0.0000225" calcext:value-type="float">
            <text:p>2.250000E-05</text:p>
          </table:table-cell>
        </table:table-row>
        <table:table-row table:style-name="ro1">
          <table:table-cell office:value-type="float" office:value="25" calcext:value-type="float">
            <text:p>2.500E+01</text:p>
          </table:table-cell>
          <table:table-cell table:formula="of:=[.A123]*0.000001" office:value-type="float" office:value="0.000025" calcext:value-type="float">
            <text:p>2.500000E-05</text:p>
          </table:table-cell>
        </table:table-row>
        <table:table-row table:style-name="ro1">
          <table:table-cell office:value-type="float" office:value="27.5" calcext:value-type="float">
            <text:p>2.750E+01</text:p>
          </table:table-cell>
          <table:table-cell table:formula="of:=[.A124]*0.000001" office:value-type="float" office:value="0.0000275" calcext:value-type="float">
            <text:p>2.750000E-05</text:p>
          </table:table-cell>
        </table:table-row>
        <table:table-row table:style-name="ro1">
          <table:table-cell office:value-type="float" office:value="30" calcext:value-type="float">
            <text:p>3.000E+01</text:p>
          </table:table-cell>
          <table:table-cell table:formula="of:=[.A125]*0.000001" office:value-type="float" office:value="0.00003" calcext:value-type="float">
            <text:p>3.000000E-05</text:p>
          </table:table-cell>
        </table:table-row>
        <table:table-row table:style-name="ro1">
          <table:table-cell office:value-type="float" office:value="31.25" calcext:value-type="float">
            <text:p>3.125E+01</text:p>
          </table:table-cell>
          <table:table-cell table:formula="of:=[.A126]*0.000001" office:value-type="float" office:value="0.00003125" calcext:value-type="float">
            <text:p>3.125000E-05</text:p>
          </table:table-cell>
        </table:table-row>
        <table:table-row table:style-name="ro1">
          <table:table-cell office:value-type="float" office:value="31.75" calcext:value-type="float">
            <text:p>3.175E+01</text:p>
          </table:table-cell>
          <table:table-cell table:formula="of:=[.A127]*0.000001" office:value-type="float" office:value="0.00003175" calcext:value-type="float">
            <text:p>3.175000E-05</text:p>
          </table:table-cell>
        </table:table-row>
        <table:table-row table:style-name="ro1">
          <table:table-cell office:value-type="float" office:value="33.25" calcext:value-type="float">
            <text:p>3.325E+01</text:p>
          </table:table-cell>
          <table:table-cell table:formula="of:=[.A128]*0.000001" office:value-type="float" office:value="0.00003325" calcext:value-type="float">
            <text:p>3.325000E-05</text:p>
          </table:table-cell>
        </table:table-row>
        <table:table-row table:style-name="ro1">
          <table:table-cell office:value-type="float" office:value="33.75" calcext:value-type="float">
            <text:p>3.375E+01</text:p>
          </table:table-cell>
          <table:table-cell table:formula="of:=[.A129]*0.000001" office:value-type="float" office:value="0.00003375" calcext:value-type="float">
            <text:p>3.375000E-05</text:p>
          </table:table-cell>
        </table:table-row>
        <table:table-row table:style-name="ro1">
          <table:table-cell office:value-type="float" office:value="35" calcext:value-type="float">
            <text:p>3.500E+01</text:p>
          </table:table-cell>
          <table:table-cell table:formula="of:=[.A130]*0.000001" office:value-type="float" office:value="0.000035" calcext:value-type="float">
            <text:p>3.500000E-05</text:p>
          </table:table-cell>
        </table:table-row>
        <table:table-row table:style-name="ro1">
          <table:table-cell office:value-type="float" office:value="35.5" calcext:value-type="float">
            <text:p>3.550E+01</text:p>
          </table:table-cell>
          <table:table-cell table:formula="of:=[.A131]*0.000001" office:value-type="float" office:value="0.0000355" calcext:value-type="float">
            <text:p>3.550000E-05</text:p>
          </table:table-cell>
        </table:table-row>
        <table:table-row table:style-name="ro1">
          <table:table-cell office:value-type="float" office:value="36" calcext:value-type="float">
            <text:p>3.600E+01</text:p>
          </table:table-cell>
          <table:table-cell table:formula="of:=[.A132]*0.000001" office:value-type="float" office:value="0.000036" calcext:value-type="float">
            <text:p>3.600000E-05</text:p>
          </table:table-cell>
        </table:table-row>
        <table:table-row table:style-name="ro1">
          <table:table-cell office:value-type="float" office:value="37" calcext:value-type="float">
            <text:p>3.700E+01</text:p>
          </table:table-cell>
          <table:table-cell table:formula="of:=[.A133]*0.000001" office:value-type="float" office:value="0.000037" calcext:value-type="float">
            <text:p>3.700000E-05</text:p>
          </table:table-cell>
        </table:table-row>
        <table:table-row table:style-name="ro1">
          <table:table-cell office:value-type="float" office:value="37.13" calcext:value-type="float">
            <text:p>3.713E+01</text:p>
          </table:table-cell>
          <table:table-cell table:formula="of:=[.A134]*0.000001" office:value-type="float" office:value="0.00003713" calcext:value-type="float">
            <text:p>3.713000E-05</text:p>
          </table:table-cell>
        </table:table-row>
        <table:table-row table:style-name="ro1">
          <table:table-cell office:value-type="float" office:value="37.27" calcext:value-type="float">
            <text:p>3.727E+01</text:p>
          </table:table-cell>
          <table:table-cell table:formula="of:=[.A135]*0.000001" office:value-type="float" office:value="0.00003727" calcext:value-type="float">
            <text:p>3.727000E-05</text:p>
          </table:table-cell>
        </table:table-row>
        <table:table-row table:style-name="ro1">
          <table:table-cell office:value-type="float" office:value="37.63" calcext:value-type="float">
            <text:p>3.763E+01</text:p>
          </table:table-cell>
          <table:table-cell table:formula="of:=[.A136]*0.000001" office:value-type="float" office:value="0.00003763" calcext:value-type="float">
            <text:p>3.763000E-05</text:p>
          </table:table-cell>
        </table:table-row>
        <table:table-row table:style-name="ro1">
          <table:table-cell office:value-type="float" office:value="38" calcext:value-type="float">
            <text:p>3.800E+01</text:p>
          </table:table-cell>
          <table:table-cell table:formula="of:=[.A137]*0.000001" office:value-type="float" office:value="0.000038" calcext:value-type="float">
            <text:p>3.800000E-05</text:p>
          </table:table-cell>
        </table:table-row>
        <table:table-row table:style-name="ro1">
          <table:table-cell office:value-type="float" office:value="39.1" calcext:value-type="float">
            <text:p>3.910E+01</text:p>
          </table:table-cell>
          <table:table-cell table:formula="of:=[.A138]*0.000001" office:value-type="float" office:value="0.0000391" calcext:value-type="float">
            <text:p>3.910000E-05</text:p>
          </table:table-cell>
        </table:table-row>
        <table:table-row table:style-name="ro1">
          <table:table-cell office:value-type="float" office:value="39.6" calcext:value-type="float">
            <text:p>3.960E+01</text:p>
          </table:table-cell>
          <table:table-cell table:formula="of:=[.A139]*0.000001" office:value-type="float" office:value="0.0000396" calcext:value-type="float">
            <text:p>3.960000E-05</text:p>
          </table:table-cell>
        </table:table-row>
        <table:table-row table:style-name="ro1">
          <table:table-cell office:value-type="float" office:value="41" calcext:value-type="float">
            <text:p>4.100E+01</text:p>
          </table:table-cell>
          <table:table-cell table:formula="of:=[.A140]*0.000001" office:value-type="float" office:value="0.000041" calcext:value-type="float">
            <text:p>4.100000E-05</text:p>
          </table:table-cell>
        </table:table-row>
        <table:table-row table:style-name="ro1">
          <table:table-cell office:value-type="float" office:value="42.4" calcext:value-type="float">
            <text:p>4.240E+01</text:p>
          </table:table-cell>
          <table:table-cell table:formula="of:=[.A141]*0.000001" office:value-type="float" office:value="0.0000424" calcext:value-type="float">
            <text:p>4.240000E-05</text:p>
          </table:table-cell>
        </table:table-row>
        <table:table-row table:style-name="ro1">
          <table:table-cell office:value-type="float" office:value="44" calcext:value-type="float">
            <text:p>4.400E+01</text:p>
          </table:table-cell>
          <table:table-cell table:formula="of:=[.A142]*0.000001" office:value-type="float" office:value="0.000044" calcext:value-type="float">
            <text:p>4.400000E-05</text:p>
          </table:table-cell>
        </table:table-row>
        <table:table-row table:style-name="ro1">
          <table:table-cell office:value-type="float" office:value="45.2" calcext:value-type="float">
            <text:p>4.520E+01</text:p>
          </table:table-cell>
          <table:table-cell table:formula="of:=[.A143]*0.000001" office:value-type="float" office:value="0.0000452" calcext:value-type="float">
            <text:p>4.520000E-05</text:p>
          </table:table-cell>
        </table:table-row>
        <table:table-row table:style-name="ro1">
          <table:table-cell office:value-type="float" office:value="48.3" calcext:value-type="float">
            <text:p>4.830E+01</text:p>
          </table:table-cell>
          <table:table-cell table:formula="of:=[.A144]*0.000001" office:value-type="float" office:value="0.0000483" calcext:value-type="float">
            <text:p>4.830000E-05</text:p>
          </table:table-cell>
        </table:table-row>
        <table:table-row table:style-name="ro1">
          <table:table-cell office:value-type="float" office:value="50.6" calcext:value-type="float">
            <text:p>5.060E+01</text:p>
          </table:table-cell>
          <table:table-cell table:formula="of:=[.A145]*0.000001" office:value-type="float" office:value="0.0000506" calcext:value-type="float">
            <text:p>5.060000E-05</text:p>
          </table:table-cell>
        </table:table-row>
        <table:table-row table:style-name="ro1">
          <table:table-cell office:value-type="float" office:value="53.4" calcext:value-type="float">
            <text:p>5.340E+01</text:p>
          </table:table-cell>
          <table:table-cell table:formula="of:=[.A146]*0.000001" office:value-type="float" office:value="0.0000534" calcext:value-type="float">
            <text:p>5.340000E-05</text:p>
          </table:table-cell>
        </table:table-row>
        <table:table-row table:style-name="ro1">
          <table:table-cell office:value-type="float" office:value="58" calcext:value-type="float">
            <text:p>5.800E+01</text:p>
          </table:table-cell>
          <table:table-cell table:formula="of:=[.A147]*0.000001" office:value-type="float" office:value="0.000058" calcext:value-type="float">
            <text:p>5.800000E-05</text:p>
          </table:table-cell>
        </table:table-row>
        <table:table-row table:style-name="ro1">
          <table:table-cell office:value-type="float" office:value="61" calcext:value-type="float">
            <text:p>6.100E+01</text:p>
          </table:table-cell>
          <table:table-cell table:formula="of:=[.A148]*0.000001" office:value-type="float" office:value="0.000061" calcext:value-type="float">
            <text:p>6.100000E-05</text:p>
          </table:table-cell>
        </table:table-row>
        <table:table-row table:style-name="ro1">
          <table:table-cell office:value-type="float" office:value="63" calcext:value-type="float">
            <text:p>6.300E+01</text:p>
          </table:table-cell>
          <table:table-cell table:formula="of:=[.A149]*0.000001" office:value-type="float" office:value="0.000063" calcext:value-type="float">
            <text:p>6.300000E-05</text:p>
          </table:table-cell>
        </table:table-row>
        <table:table-row table:style-name="ro1">
          <table:table-cell office:value-type="float" office:value="65" calcext:value-type="float">
            <text:p>6.500E+01</text:p>
          </table:table-cell>
          <table:table-cell table:formula="of:=[.A150]*0.000001" office:value-type="float" office:value="0.000065" calcext:value-type="float">
            <text:p>6.500000E-05</text:p>
          </table:table-cell>
        </table:table-row>
        <table:table-row table:style-name="ro1">
          <table:table-cell office:value-type="float" office:value="67.5" calcext:value-type="float">
            <text:p>6.750E+01</text:p>
          </table:table-cell>
          <table:table-cell table:formula="of:=[.A151]*0.000001" office:value-type="float" office:value="0.0000675" calcext:value-type="float">
            <text:p>6.750000E-05</text:p>
          </table:table-cell>
        </table:table-row>
        <table:table-row table:style-name="ro1">
          <table:table-cell office:value-type="float" office:value="72" calcext:value-type="float">
            <text:p>7.200E+01</text:p>
          </table:table-cell>
          <table:table-cell table:formula="of:=[.A152]*0.000001" office:value-type="float" office:value="0.000072" calcext:value-type="float">
            <text:p>7.200000E-05</text:p>
          </table:table-cell>
        </table:table-row>
        <table:table-row table:style-name="ro1">
          <table:table-cell office:value-type="float" office:value="76" calcext:value-type="float">
            <text:p>7.600E+01</text:p>
          </table:table-cell>
          <table:table-cell table:formula="of:=[.A153]*0.000001" office:value-type="float" office:value="0.000076" calcext:value-type="float">
            <text:p>7.600000E-05</text:p>
          </table:table-cell>
        </table:table-row>
        <table:table-row table:style-name="ro1">
          <table:table-cell office:value-type="float" office:value="80" calcext:value-type="float">
            <text:p>8.000E+01</text:p>
          </table:table-cell>
          <table:table-cell table:formula="of:=[.A154]*0.000001" office:value-type="float" office:value="0.00008" calcext:value-type="float">
            <text:p>8.000000E-05</text:p>
          </table:table-cell>
        </table:table-row>
        <table:table-row table:style-name="ro1">
          <table:table-cell office:value-type="float" office:value="81.7" calcext:value-type="float">
            <text:p>8.170E+01</text:p>
          </table:table-cell>
          <table:table-cell table:formula="of:=[.A155]*0.000001" office:value-type="float" office:value="0.0000817" calcext:value-type="float">
            <text:p>8.170000E-05</text:p>
          </table:table-cell>
        </table:table-row>
        <table:table-row table:style-name="ro1">
          <table:table-cell office:value-type="float" office:value="90" calcext:value-type="float">
            <text:p>9.000E+01</text:p>
          </table:table-cell>
          <table:table-cell table:formula="of:=[.A156]*0.000001" office:value-type="float" office:value="0.00009" calcext:value-type="float">
            <text:p>9.000000E-05</text:p>
          </table:table-cell>
        </table:table-row>
        <table:table-row table:style-name="ro1">
          <table:table-cell office:value-type="float" office:value="97" calcext:value-type="float">
            <text:p>9.700E+01</text:p>
          </table:table-cell>
          <table:table-cell table:formula="of:=[.A157]*0.000001" office:value-type="float" office:value="0.000097" calcext:value-type="float">
            <text:p>9.700000E-05</text:p>
          </table:table-cell>
        </table:table-row>
        <table:table-row table:style-name="ro1">
          <table:table-cell office:value-type="float" office:value="101.2" calcext:value-type="float">
            <text:p>1.012E+02</text:p>
          </table:table-cell>
          <table:table-cell table:formula="of:=[.A158]*0.000001" office:value-type="float" office:value="0.0001012" calcext:value-type="float">
            <text:p>1.012000E-04</text:p>
          </table:table-cell>
        </table:table-row>
        <table:table-row table:style-name="ro1">
          <table:table-cell office:value-type="float" office:value="105" calcext:value-type="float">
            <text:p>1.050E+02</text:p>
          </table:table-cell>
          <table:table-cell table:formula="of:=[.A159]*0.000001" office:value-type="float" office:value="0.000105" calcext:value-type="float">
            <text:p>1.050000E-04</text:p>
          </table:table-cell>
        </table:table-row>
        <table:table-row table:style-name="ro1">
          <table:table-cell office:value-type="float" office:value="108" calcext:value-type="float">
            <text:p>1.080E+02</text:p>
          </table:table-cell>
          <table:table-cell table:formula="of:=[.A160]*0.000001" office:value-type="float" office:value="0.000108" calcext:value-type="float">
            <text:p>1.080000E-04</text:p>
          </table:table-cell>
        </table:table-row>
        <table:table-row table:style-name="ro1">
          <table:table-cell office:value-type="float" office:value="113" calcext:value-type="float">
            <text:p>1.130E+02</text:p>
          </table:table-cell>
          <table:table-cell table:formula="of:=[.A161]*0.000001" office:value-type="float" office:value="0.000113" calcext:value-type="float">
            <text:p>1.130000E-04</text:p>
          </table:table-cell>
        </table:table-row>
        <table:table-row table:style-name="ro1">
          <table:table-cell office:value-type="float" office:value="116" calcext:value-type="float">
            <text:p>1.160E+02</text:p>
          </table:table-cell>
          <table:table-cell table:formula="of:=[.A162]*0.000001" office:value-type="float" office:value="0.000116" calcext:value-type="float">
            <text:p>1.160000E-04</text:p>
          </table:table-cell>
        </table:table-row>
        <table:table-row table:style-name="ro1">
          <table:table-cell office:value-type="float" office:value="117.5" calcext:value-type="float">
            <text:p>1.175E+02</text:p>
          </table:table-cell>
          <table:table-cell table:formula="of:=[.A163]*0.000001" office:value-type="float" office:value="0.0001175" calcext:value-type="float">
            <text:p>1.175000E-04</text:p>
          </table:table-cell>
        </table:table-row>
        <table:table-row table:style-name="ro1">
          <table:table-cell office:value-type="float" office:value="119" calcext:value-type="float">
            <text:p>1.190E+02</text:p>
          </table:table-cell>
          <table:table-cell table:formula="of:=[.A164]*0.000001" office:value-type="float" office:value="0.000119" calcext:value-type="float">
            <text:p>1.190000E-04</text:p>
          </table:table-cell>
        </table:table-row>
        <table:table-row table:style-name="ro1">
          <table:table-cell office:value-type="float" office:value="122" calcext:value-type="float">
            <text:p>1.220E+02</text:p>
          </table:table-cell>
          <table:table-cell table:formula="of:=[.A165]*0.000001" office:value-type="float" office:value="0.000122" calcext:value-type="float">
            <text:p>1.220000E-04</text:p>
          </table:table-cell>
        </table:table-row>
        <table:table-row table:style-name="ro1">
          <table:table-cell office:value-type="float" office:value="143" calcext:value-type="float">
            <text:p>1.430E+02</text:p>
          </table:table-cell>
          <table:table-cell table:formula="of:=[.A166]*0.000001" office:value-type="float" office:value="0.000143" calcext:value-type="float">
            <text:p>1.430000E-04</text:p>
          </table:table-cell>
        </table:table-row>
        <table:table-row table:style-name="ro1">
          <table:table-cell office:value-type="float" office:value="170" calcext:value-type="float">
            <text:p>1.700E+02</text:p>
          </table:table-cell>
          <table:table-cell table:formula="of:=[.A167]*0.000001" office:value-type="float" office:value="0.00017" calcext:value-type="float">
            <text:p>1.700000E-04</text:p>
          </table:table-cell>
        </table:table-row>
        <table:table-row table:style-name="ro1">
          <table:table-cell office:value-type="float" office:value="180" calcext:value-type="float">
            <text:p>1.800E+02</text:p>
          </table:table-cell>
          <table:table-cell table:formula="of:=[.A168]*0.000001" office:value-type="float" office:value="0.00018" calcext:value-type="float">
            <text:p>1.800000E-04</text:p>
          </table:table-cell>
        </table:table-row>
        <table:table-row table:style-name="ro1">
          <table:table-cell office:value-type="float" office:value="187.7" calcext:value-type="float">
            <text:p>1.877E+02</text:p>
          </table:table-cell>
          <table:table-cell table:formula="of:=[.A169]*0.000001" office:value-type="float" office:value="0.0001877" calcext:value-type="float">
            <text:p>1.877000E-04</text:p>
          </table:table-cell>
        </table:table-row>
        <table:table-row table:style-name="ro1">
          <table:table-cell office:value-type="float" office:value="188.5" calcext:value-type="float">
            <text:p>1.885E+02</text:p>
          </table:table-cell>
          <table:table-cell table:formula="of:=[.A170]*0.000001" office:value-type="float" office:value="0.0001885" calcext:value-type="float">
            <text:p>1.885000E-04</text:p>
          </table:table-cell>
        </table:table-row>
        <table:table-row table:style-name="ro1">
          <table:table-cell office:value-type="float" office:value="191.5" calcext:value-type="float">
            <text:p>1.915E+02</text:p>
          </table:table-cell>
          <table:table-cell table:formula="of:=[.A171]*0.000001" office:value-type="float" office:value="0.0001915" calcext:value-type="float">
            <text:p>1.915000E-04</text:p>
          </table:table-cell>
        </table:table-row>
        <table:table-row table:style-name="ro1">
          <table:table-cell office:value-type="float" office:value="193" calcext:value-type="float">
            <text:p>1.930E+02</text:p>
          </table:table-cell>
          <table:table-cell table:formula="of:=[.A172]*0.000001" office:value-type="float" office:value="0.000193" calcext:value-type="float">
            <text:p>1.930000E-04</text:p>
          </table:table-cell>
        </table:table-row>
        <table:table-row table:style-name="ro1">
          <table:table-cell office:value-type="float" office:value="202" calcext:value-type="float">
            <text:p>2.020E+02</text:p>
          </table:table-cell>
          <table:table-cell table:formula="of:=[.A173]*0.000001" office:value-type="float" office:value="0.000202" calcext:value-type="float">
            <text:p>2.020000E-04</text:p>
          </table:table-cell>
        </table:table-row>
        <table:table-row table:style-name="ro1">
          <table:table-cell office:value-type="float" office:value="207.4" calcext:value-type="float">
            <text:p>2.074E+02</text:p>
          </table:table-cell>
          <table:table-cell table:formula="of:=[.A174]*0.000001" office:value-type="float" office:value="0.0002074" calcext:value-type="float">
            <text:p>2.074000E-04</text:p>
          </table:table-cell>
        </table:table-row>
        <table:table-row table:style-name="ro1">
          <table:table-cell office:value-type="float" office:value="209.5" calcext:value-type="float">
            <text:p>2.095E+02</text:p>
          </table:table-cell>
          <table:table-cell table:formula="of:=[.A175]*0.000001" office:value-type="float" office:value="0.0002095" calcext:value-type="float">
            <text:p>2.095000E-04</text:p>
          </table:table-cell>
        </table:table-row>
        <table:table-row table:style-name="ro1">
          <table:table-cell office:value-type="float" office:value="220" calcext:value-type="float">
            <text:p>2.200E+02</text:p>
          </table:table-cell>
          <table:table-cell table:formula="of:=[.A176]*0.000001" office:value-type="float" office:value="0.00022" calcext:value-type="float">
            <text:p>2.200000E-04</text:p>
          </table:table-cell>
        </table:table-row>
        <table:table-row table:style-name="ro1">
          <table:table-cell office:value-type="float" office:value="240" calcext:value-type="float">
            <text:p>2.400E+02</text:p>
          </table:table-cell>
          <table:table-cell table:formula="of:=[.A177]*0.000001" office:value-type="float" office:value="0.00024" calcext:value-type="float">
            <text:p>2.400000E-04</text:p>
          </table:table-cell>
        </table:table-row>
        <table:table-row table:style-name="ro1">
          <table:table-cell office:value-type="float" office:value="285" calcext:value-type="float">
            <text:p>2.850E+02</text:p>
          </table:table-cell>
          <table:table-cell table:formula="of:=[.A178]*0.000001" office:value-type="float" office:value="0.000285" calcext:value-type="float">
            <text:p>2.850000E-04</text:p>
          </table:table-cell>
        </table:table-row>
        <table:table-row table:style-name="ro1">
          <table:table-cell office:value-type="float" office:value="305" calcext:value-type="float">
            <text:p>3.050E+02</text:p>
          </table:table-cell>
          <table:table-cell table:formula="of:=[.A179]*0.000001" office:value-type="float" office:value="0.000305" calcext:value-type="float">
            <text:p>3.050000E-04</text:p>
          </table:table-cell>
        </table:table-row>
        <table:table-row table:style-name="ro1">
          <table:table-cell office:value-type="float" office:value="550" calcext:value-type="float">
            <text:p>5.500E+02</text:p>
          </table:table-cell>
          <table:table-cell table:formula="of:=[.A180]*0.000001" office:value-type="float" office:value="0.00055" calcext:value-type="float">
            <text:p>5.500000E-04</text:p>
          </table:table-cell>
        </table:table-row>
        <table:table-row table:style-name="ro1">
          <table:table-cell office:value-type="float" office:value="670" calcext:value-type="float">
            <text:p>6.700E+02</text:p>
          </table:table-cell>
          <table:table-cell table:formula="of:=[.A181]*0.000001" office:value-type="float" office:value="0.00067" calcext:value-type="float">
            <text:p>6.700000E-04</text:p>
          </table:table-cell>
        </table:table-row>
        <table:table-row table:style-name="ro1">
          <table:table-cell office:value-type="float" office:value="683" calcext:value-type="float">
            <text:p>6.830E+02</text:p>
          </table:table-cell>
          <table:table-cell table:formula="of:=[.A182]*0.000001" office:value-type="float" office:value="0.000683" calcext:value-type="float">
            <text:p>6.830000E-04</text:p>
          </table:table-cell>
        </table:table-row>
        <table:table-row table:style-name="ro1">
          <table:table-cell office:value-type="float" office:value="950" calcext:value-type="float">
            <text:p>9.500E+02</text:p>
          </table:table-cell>
          <table:table-cell table:formula="of:=[.A183]*0.000001" office:value-type="float" office:value="0.00095" calcext:value-type="float">
            <text:p>9.500000E-04</text:p>
          </table:table-cell>
        </table:table-row>
        <table:table-row table:style-name="ro1">
          <table:table-cell office:value-type="float" office:value="1150" calcext:value-type="float">
            <text:p>1.150E+03</text:p>
          </table:table-cell>
          <table:table-cell table:formula="of:=[.A184]*0.000001" office:value-type="float" office:value="0.00115" calcext:value-type="float">
            <text:p>1.150000E-03</text:p>
          </table:table-cell>
        </table:table-row>
        <table:table-row table:style-name="ro1">
          <table:table-cell office:value-type="float" office:value="1500" calcext:value-type="float">
            <text:p>1.500E+03</text:p>
          </table:table-cell>
          <table:table-cell table:formula="of:=[.A185]*0.000001" office:value-type="float" office:value="0.0015" calcext:value-type="float">
            <text:p>1.500000E-03</text:p>
          </table:table-cell>
        </table:table-row>
        <table:table-row table:style-name="ro1">
          <table:table-cell office:value-type="float" office:value="1550" calcext:value-type="float">
            <text:p>1.550E+03</text:p>
          </table:table-cell>
          <table:table-cell table:formula="of:=[.A186]*0.000001" office:value-type="float" office:value="0.00155" calcext:value-type="float">
            <text:p>1.550000E-03</text:p>
          </table:table-cell>
        </table:table-row>
        <table:table-row table:style-name="ro1">
          <table:table-cell office:value-type="float" office:value="1800" calcext:value-type="float">
            <text:p>1.800E+03</text:p>
          </table:table-cell>
          <table:table-cell table:formula="of:=[.A187]*0.000001" office:value-type="float" office:value="0.0018" calcext:value-type="float">
            <text:p>1.800000E-03</text:p>
          </table:table-cell>
        </table:table-row>
        <table:table-row table:style-name="ro1">
          <table:table-cell office:value-type="float" office:value="2200" calcext:value-type="float">
            <text:p>2.200E+03</text:p>
          </table:table-cell>
          <table:table-cell table:formula="of:=[.A188]*0.000001" office:value-type="float" office:value="0.0022" calcext:value-type="float">
            <text:p>2.200000E-03</text:p>
          </table:table-cell>
        </table:table-row>
        <table:table-row table:style-name="ro1">
          <table:table-cell office:value-type="float" office:value="2250" calcext:value-type="float">
            <text:p>2.250E+03</text:p>
          </table:table-cell>
          <table:table-cell table:formula="of:=[.A189]*0.000001" office:value-type="float" office:value="0.00225" calcext:value-type="float">
            <text:p>2.250000E-03</text:p>
          </table:table-cell>
        </table:table-row>
        <table:table-row table:style-name="ro1">
          <table:table-cell office:value-type="float" office:value="2500" calcext:value-type="float">
            <text:p>2.500E+03</text:p>
          </table:table-cell>
          <table:table-cell table:formula="of:=[.A190]*0.000001" office:value-type="float" office:value="0.0025" calcext:value-type="float">
            <text:p>2.500000E-03</text:p>
          </table:table-cell>
        </table:table-row>
        <table:table-row table:style-name="ro1">
          <table:table-cell office:value-type="float" office:value="3000" calcext:value-type="float">
            <text:p>3.000E+03</text:p>
          </table:table-cell>
          <table:table-cell table:formula="of:=[.A191]*0.000001" office:value-type="float" office:value="0.003" calcext:value-type="float">
            <text:p>3.000000E-03</text:p>
          </table:table-cell>
        </table:table-row>
        <table:table-row table:style-name="ro1">
          <table:table-cell office:value-type="float" office:value="3740" calcext:value-type="float">
            <text:p>3.740E+03</text:p>
          </table:table-cell>
          <table:table-cell table:formula="of:=[.A192]*0.000001" office:value-type="float" office:value="0.00374" calcext:value-type="float">
            <text:p>3.740000E-03</text:p>
          </table:table-cell>
        </table:table-row>
        <table:table-row table:style-name="ro1">
          <table:table-cell office:value-type="float" office:value="3900" calcext:value-type="float">
            <text:p>3.900E+03</text:p>
          </table:table-cell>
          <table:table-cell table:formula="of:=[.A193]*0.000001" office:value-type="float" office:value="0.0039" calcext:value-type="float">
            <text:p>3.900000E-03</text:p>
          </table:table-cell>
        </table:table-row>
        <table:table-row table:style-name="ro1">
          <table:table-cell office:value-type="float" office:value="5700" calcext:value-type="float">
            <text:p>5.700E+03</text:p>
          </table:table-cell>
          <table:table-cell table:formula="of:=[.A194]*0.000001" office:value-type="float" office:value="0.0057" calcext:value-type="float">
            <text:p>5.700000E-03</text:p>
          </table:table-cell>
        </table:table-row>
        <table:table-row table:style-name="ro1">
          <table:table-cell office:value-type="float" office:value="8030" calcext:value-type="float">
            <text:p>8.030E+03</text:p>
          </table:table-cell>
          <table:table-cell table:formula="of:=[.A195]*0.000001" office:value-type="float" office:value="0.00803" calcext:value-type="float">
            <text:p>8.030000E-03</text:p>
          </table:table-cell>
        </table:table-row>
        <table:table-row table:style-name="ro1">
          <table:table-cell office:value-type="float" office:value="9500" calcext:value-type="float">
            <text:p>9.500E+03</text:p>
          </table:table-cell>
          <table:table-cell table:formula="of:=[.A196]*0.000001" office:value-type="float" office:value="0.0095" calcext:value-type="float">
            <text:p>9.500000E-03</text:p>
          </table:table-cell>
        </table:table-row>
        <table:table-row table:style-name="ro1">
          <table:table-cell office:value-type="float" office:value="13000" calcext:value-type="float">
            <text:p>1.300E+04</text:p>
          </table:table-cell>
          <table:table-cell table:formula="of:=[.A197]*0.000001" office:value-type="float" office:value="0.013" calcext:value-type="float">
            <text:p>1.300000E-02</text:p>
          </table:table-cell>
        </table:table-row>
        <table:table-row table:style-name="ro1">
          <table:table-cell office:value-type="float" office:value="17000" calcext:value-type="float">
            <text:p>1.700E+04</text:p>
          </table:table-cell>
          <table:table-cell table:formula="of:=[.A198]*0.000001" office:value-type="float" office:value="0.017" calcext:value-type="float">
            <text:p>1.700000E-02</text:p>
          </table:table-cell>
        </table:table-row>
        <table:table-row table:style-name="ro1">
          <table:table-cell office:value-type="float" office:value="20000" calcext:value-type="float">
            <text:p>2.000E+04</text:p>
          </table:table-cell>
          <table:table-cell table:formula="of:=[.A199]*0.000001" office:value-type="float" office:value="0.02" calcext:value-type="float">
            <text:p>2.000000E-02</text:p>
          </table:table-cell>
        </table:table-row>
        <table:table-row table:style-name="ro1">
          <table:table-cell office:value-type="float" office:value="30000" calcext:value-type="float">
            <text:p>3.000E+04</text:p>
          </table:table-cell>
          <table:table-cell table:formula="of:=[.A200]*0.000001" office:value-type="float" office:value="0.03" calcext:value-type="float">
            <text:p>3.000000E-02</text:p>
          </table:table-cell>
        </table:table-row>
        <table:table-row table:style-name="ro1">
          <table:table-cell office:value-type="float" office:value="45000" calcext:value-type="float">
            <text:p>4.500E+04</text:p>
          </table:table-cell>
          <table:table-cell table:formula="of:=[.A201]*0.000001" office:value-type="float" office:value="0.045" calcext:value-type="float">
            <text:p>4.500000E-02</text:p>
          </table:table-cell>
        </table:table-row>
        <table:table-row table:style-name="ro1">
          <table:table-cell office:value-type="float" office:value="50000" calcext:value-type="float">
            <text:p>5.000E+04</text:p>
          </table:table-cell>
          <table:table-cell table:formula="of:=[.A202]*0.000001" office:value-type="float" office:value="0.05" calcext:value-type="float">
            <text:p>5.000000E-02</text:p>
          </table:table-cell>
        </table:table-row>
        <table:table-row table:style-name="ro1">
          <table:table-cell office:value-type="float" office:value="52000" calcext:value-type="float">
            <text:p>5.200E+04</text:p>
          </table:table-cell>
          <table:table-cell table:formula="of:=[.A203]*0.000001" office:value-type="float" office:value="0.052" calcext:value-type="float">
            <text:p>5.200000E-02</text:p>
          </table:table-cell>
        </table:table-row>
        <table:table-row table:style-name="ro1">
          <table:table-cell office:value-type="float" office:value="60000" calcext:value-type="float">
            <text:p>6.000E+04</text:p>
          </table:table-cell>
          <table:table-cell table:formula="of:=[.A204]*0.000001" office:value-type="float" office:value="0.06" calcext:value-type="float">
            <text:p>6.000000E-02</text:p>
          </table:table-cell>
        </table:table-row>
        <table:table-row table:style-name="ro1">
          <table:table-cell office:value-type="float" office:value="73000" calcext:value-type="float">
            <text:p>7.300E+04</text:p>
          </table:table-cell>
          <table:table-cell table:formula="of:=[.A205]*0.000001" office:value-type="float" office:value="0.073" calcext:value-type="float">
            <text:p>7.300000E-02</text:p>
          </table:table-cell>
        </table:table-row>
        <table:table-row table:style-name="ro1">
          <table:table-cell office:value-type="float" office:value="75000" calcext:value-type="float">
            <text:p>7.500E+04</text:p>
          </table:table-cell>
          <table:table-cell table:formula="of:=[.A206]*0.000001" office:value-type="float" office:value="0.075" calcext:value-type="float">
            <text:p>7.500000E-02</text:p>
          </table:table-cell>
        </table:table-row>
        <table:table-row table:style-name="ro1">
          <table:table-cell office:value-type="float" office:value="82000" calcext:value-type="float">
            <text:p>8.200E+04</text:p>
          </table:table-cell>
          <table:table-cell table:formula="of:=[.A207]*0.000001" office:value-type="float" office:value="0.082" calcext:value-type="float">
            <text:p>8.200000E-02</text:p>
          </table:table-cell>
        </table:table-row>
        <table:table-row table:style-name="ro1">
          <table:table-cell office:value-type="float" office:value="85000" calcext:value-type="float">
            <text:p>8.500E+04</text:p>
          </table:table-cell>
          <table:table-cell table:formula="of:=[.A208]*0.000001" office:value-type="float" office:value="0.085" calcext:value-type="float">
            <text:p>8.500000E-02</text:p>
          </table:table-cell>
        </table:table-row>
        <table:table-row table:style-name="ro1">
          <table:table-cell office:value-type="float" office:value="100000" calcext:value-type="float">
            <text:p>1.000E+05</text:p>
          </table:table-cell>
          <table:table-cell table:formula="of:=[.A209]*0.000001" office:value-type="float" office:value="0.1" calcext:value-type="float">
            <text:p>1.000000E-01</text:p>
          </table:table-cell>
        </table:table-row>
        <table:table-row table:style-name="ro1">
          <table:table-cell office:value-type="float" office:value="128300" calcext:value-type="float">
            <text:p>1.283E+05</text:p>
          </table:table-cell>
          <table:table-cell table:formula="of:=[.A210]*0.000001" office:value-type="float" office:value="0.1283" calcext:value-type="float">
            <text:p>1.283000E-01</text:p>
          </table:table-cell>
        </table:table-row>
        <table:table-row table:style-name="ro1">
          <table:table-cell office:value-type="float" office:value="149000" calcext:value-type="float">
            <text:p>1.490E+05</text:p>
          </table:table-cell>
          <table:table-cell table:formula="of:=[.A211]*0.000001" office:value-type="float" office:value="0.149" calcext:value-type="float">
            <text:p>1.490000E-01</text:p>
          </table:table-cell>
        </table:table-row>
        <table:table-row table:style-name="ro1">
          <table:table-cell office:value-type="float" office:value="200000" calcext:value-type="float">
            <text:p>2.000E+05</text:p>
          </table:table-cell>
          <table:table-cell table:formula="of:=[.A212]*0.000001" office:value-type="float" office:value="0.2" calcext:value-type="float">
            <text:p>2.000000E-01</text:p>
          </table:table-cell>
        </table:table-row>
        <table:table-row table:style-name="ro1">
          <table:table-cell office:value-type="float" office:value="270000" calcext:value-type="float">
            <text:p>2.700E+05</text:p>
          </table:table-cell>
          <table:table-cell table:formula="of:=[.A213]*0.000001" office:value-type="float" office:value="0.27" calcext:value-type="float">
            <text:p>2.700000E-01</text:p>
          </table:table-cell>
        </table:table-row>
        <table:table-row table:style-name="ro1">
          <table:table-cell office:value-type="float" office:value="330000" calcext:value-type="float">
            <text:p>3.300E+05</text:p>
          </table:table-cell>
          <table:table-cell table:formula="of:=[.A214]*0.000001" office:value-type="float" office:value="0.33" calcext:value-type="float">
            <text:p>3.300000E-01</text:p>
          </table:table-cell>
        </table:table-row>
        <table:table-row table:style-name="ro1">
          <table:table-cell office:value-type="float" office:value="400000" calcext:value-type="float">
            <text:p>4.000E+05</text:p>
          </table:table-cell>
          <table:table-cell table:formula="of:=[.A215]*0.000001" office:value-type="float" office:value="0.4" calcext:value-type="float">
            <text:p>4.000000E-01</text:p>
          </table:table-cell>
        </table:table-row>
        <table:table-row table:style-name="ro1">
          <table:table-cell office:value-type="float" office:value="420000" calcext:value-type="float">
            <text:p>4.200E+05</text:p>
          </table:table-cell>
          <table:table-cell table:formula="of:=[.A216]*0.000001" office:value-type="float" office:value="0.42" calcext:value-type="float">
            <text:p>4.200000E-01</text:p>
          </table:table-cell>
        </table:table-row>
        <table:table-row table:style-name="ro1">
          <table:table-cell office:value-type="float" office:value="440000" calcext:value-type="float">
            <text:p>4.400E+05</text:p>
          </table:table-cell>
          <table:table-cell table:formula="of:=[.A217]*0.000001" office:value-type="float" office:value="0.44" calcext:value-type="float">
            <text:p>4.400000E-01</text:p>
          </table:table-cell>
        </table:table-row>
        <table:table-row table:style-name="ro1">
          <table:table-cell office:value-type="float" office:value="470000" calcext:value-type="float">
            <text:p>4.700E+05</text:p>
          </table:table-cell>
          <table:table-cell table:formula="of:=[.A218]*0.000001" office:value-type="float" office:value="0.47" calcext:value-type="float">
            <text:p>4.700000E-01</text:p>
          </table:table-cell>
        </table:table-row>
        <table:table-row table:style-name="ro1">
          <table:table-cell office:value-type="float" office:value="492000" calcext:value-type="float">
            <text:p>4.920E+05</text:p>
          </table:table-cell>
          <table:table-cell table:formula="of:=[.A219]*0.000001" office:value-type="float" office:value="0.492" calcext:value-type="float">
            <text:p>4.920000E-01</text:p>
          </table:table-cell>
        </table:table-row>
        <table:table-row table:style-name="ro1">
          <table:table-cell office:value-type="float" office:value="550000" calcext:value-type="float">
            <text:p>5.500E+05</text:p>
          </table:table-cell>
          <table:table-cell table:formula="of:=[.A220]*0.000001" office:value-type="float" office:value="0.55" calcext:value-type="float">
            <text:p>5.500000E-01</text:p>
          </table:table-cell>
        </table:table-row>
        <table:table-row table:style-name="ro1">
          <table:table-cell office:value-type="float" office:value="573000" calcext:value-type="float">
            <text:p>5.730E+05</text:p>
          </table:table-cell>
          <table:table-cell table:formula="of:=[.A221]*0.000001" office:value-type="float" office:value="0.573" calcext:value-type="float">
            <text:p>5.730000E-01</text:p>
          </table:table-cell>
        </table:table-row>
        <table:table-row table:style-name="ro1">
          <table:table-cell office:value-type="float" office:value="600000" calcext:value-type="float">
            <text:p>6.000E+05</text:p>
          </table:table-cell>
          <table:table-cell table:formula="of:=[.A222]*0.000001" office:value-type="float" office:value="0.6" calcext:value-type="float">
            <text:p>6.000000E-01</text:p>
          </table:table-cell>
        </table:table-row>
        <table:table-row table:style-name="ro1">
          <table:table-cell office:value-type="float" office:value="670000" calcext:value-type="float">
            <text:p>6.700E+05</text:p>
          </table:table-cell>
          <table:table-cell table:formula="of:=[.A223]*0.000001" office:value-type="float" office:value="0.67" calcext:value-type="float">
            <text:p>6.700000E-01</text:p>
          </table:table-cell>
        </table:table-row>
        <table:table-row table:style-name="ro1">
          <table:table-cell office:value-type="float" office:value="679000" calcext:value-type="float">
            <text:p>6.790E+05</text:p>
          </table:table-cell>
          <table:table-cell table:formula="of:=[.A224]*0.000001" office:value-type="float" office:value="0.679" calcext:value-type="float">
            <text:p>6.790000E-01</text:p>
          </table:table-cell>
        </table:table-row>
        <table:table-row table:style-name="ro1">
          <table:table-cell office:value-type="float" office:value="750000" calcext:value-type="float">
            <text:p>7.500E+05</text:p>
          </table:table-cell>
          <table:table-cell table:formula="of:=[.A225]*0.000001" office:value-type="float" office:value="0.75" calcext:value-type="float">
            <text:p>7.500000E-01</text:p>
          </table:table-cell>
        </table:table-row>
        <table:table-row table:style-name="ro1">
          <table:table-cell office:value-type="float" office:value="820000" calcext:value-type="float">
            <text:p>8.200E+05</text:p>
          </table:table-cell>
          <table:table-cell table:formula="of:=[.A226]*0.000001" office:value-type="float" office:value="0.82" calcext:value-type="float">
            <text:p>8.200000E-01</text:p>
          </table:table-cell>
        </table:table-row>
        <table:table-row table:style-name="ro1">
          <table:table-cell office:value-type="float" office:value="861100" calcext:value-type="float">
            <text:p>8.611E+05</text:p>
          </table:table-cell>
          <table:table-cell table:formula="of:=[.A227]*0.000001" office:value-type="float" office:value="0.8611" calcext:value-type="float">
            <text:p>8.611000E-01</text:p>
          </table:table-cell>
        </table:table-row>
        <table:table-row table:style-name="ro1">
          <table:table-cell office:value-type="float" office:value="875000" calcext:value-type="float">
            <text:p>8.750E+05</text:p>
          </table:table-cell>
          <table:table-cell table:formula="of:=[.A228]*0.000001" office:value-type="float" office:value="0.875" calcext:value-type="float">
            <text:p>8.750000E-01</text:p>
          </table:table-cell>
        </table:table-row>
        <table:table-row table:style-name="ro1">
          <table:table-cell office:value-type="float" office:value="900000" calcext:value-type="float">
            <text:p>9.000E+05</text:p>
          </table:table-cell>
          <table:table-cell table:formula="of:=[.A229]*0.000001" office:value-type="float" office:value="0.9" calcext:value-type="float">
            <text:p>9.000000E-01</text:p>
          </table:table-cell>
        </table:table-row>
        <table:table-row table:style-name="ro1">
          <table:table-cell office:value-type="float" office:value="920000" calcext:value-type="float">
            <text:p>9.200E+05</text:p>
          </table:table-cell>
          <table:table-cell table:formula="of:=[.A230]*0.000001" office:value-type="float" office:value="0.92" calcext:value-type="float">
            <text:p>9.200000E-01</text:p>
          </table:table-cell>
        </table:table-row>
        <table:table-row table:style-name="ro1">
          <table:table-cell office:value-type="float" office:value="1010000" calcext:value-type="float">
            <text:p>1.010E+06</text:p>
          </table:table-cell>
          <table:table-cell table:formula="of:=[.A231]*0.000001" office:value-type="float" office:value="1.01" calcext:value-type="float">
            <text:p>1.010000E+00</text:p>
          </table:table-cell>
        </table:table-row>
        <table:table-row table:style-name="ro1">
          <table:table-cell office:value-type="float" office:value="1100000" calcext:value-type="float">
            <text:p>1.100E+06</text:p>
          </table:table-cell>
          <table:table-cell table:formula="of:=[.A232]*0.000001" office:value-type="float" office:value="1.1" calcext:value-type="float">
            <text:p>1.100000E+00</text:p>
          </table:table-cell>
        </table:table-row>
        <table:table-row table:style-name="ro1">
          <table:table-cell office:value-type="float" office:value="1200000" calcext:value-type="float">
            <text:p>1.200E+06</text:p>
          </table:table-cell>
          <table:table-cell table:formula="of:=[.A233]*0.000001" office:value-type="float" office:value="1.2" calcext:value-type="float">
            <text:p>1.200000E+00</text:p>
          </table:table-cell>
        </table:table-row>
        <table:table-row table:style-name="ro1">
          <table:table-cell office:value-type="float" office:value="1250000" calcext:value-type="float">
            <text:p>1.250E+06</text:p>
          </table:table-cell>
          <table:table-cell table:formula="of:=[.A234]*0.000001" office:value-type="float" office:value="1.25" calcext:value-type="float">
            <text:p>1.250000E+00</text:p>
          </table:table-cell>
        </table:table-row>
        <table:table-row table:style-name="ro1">
          <table:table-cell office:value-type="float" office:value="1317000" calcext:value-type="float">
            <text:p>1.317E+06</text:p>
          </table:table-cell>
          <table:table-cell table:formula="of:=[.A235]*0.000001" office:value-type="float" office:value="1.317" calcext:value-type="float">
            <text:p>1.317000E+00</text:p>
          </table:table-cell>
        </table:table-row>
        <table:table-row table:style-name="ro1">
          <table:table-cell office:value-type="float" office:value="1356000" calcext:value-type="float">
            <text:p>1.356E+06</text:p>
          </table:table-cell>
          <table:table-cell table:formula="of:=[.A236]*0.000001" office:value-type="float" office:value="1.356" calcext:value-type="float">
            <text:p>1.356000E+00</text:p>
          </table:table-cell>
        </table:table-row>
        <table:table-row table:style-name="ro1">
          <table:table-cell office:value-type="float" office:value="1400000" calcext:value-type="float">
            <text:p>1.400E+06</text:p>
          </table:table-cell>
          <table:table-cell table:formula="of:=[.A237]*0.000001" office:value-type="float" office:value="1.4" calcext:value-type="float">
            <text:p>1.400000E+00</text:p>
          </table:table-cell>
        </table:table-row>
        <table:table-row table:style-name="ro1">
          <table:table-cell office:value-type="float" office:value="1500000" calcext:value-type="float">
            <text:p>1.500E+06</text:p>
          </table:table-cell>
          <table:table-cell table:formula="of:=[.A238]*0.000001" office:value-type="float" office:value="1.5" calcext:value-type="float">
            <text:p>1.500000E+00</text:p>
          </table:table-cell>
        </table:table-row>
        <table:table-row table:style-name="ro1">
          <table:table-cell office:value-type="float" office:value="1850000" calcext:value-type="float">
            <text:p>1.850E+06</text:p>
          </table:table-cell>
          <table:table-cell table:formula="of:=[.A239]*0.000001" office:value-type="float" office:value="1.85" calcext:value-type="float">
            <text:p>1.850000E+00</text:p>
          </table:table-cell>
        </table:table-row>
        <table:table-row table:style-name="ro1">
          <table:table-cell office:value-type="float" office:value="2354000" calcext:value-type="float">
            <text:p>2.354E+06</text:p>
          </table:table-cell>
          <table:table-cell table:formula="of:=[.A240]*0.000001" office:value-type="float" office:value="2.354" calcext:value-type="float">
            <text:p>2.354000E+00</text:p>
          </table:table-cell>
        </table:table-row>
        <table:table-row table:style-name="ro1">
          <table:table-cell office:value-type="float" office:value="2479000" calcext:value-type="float">
            <text:p>2.479E+06</text:p>
          </table:table-cell>
          <table:table-cell table:formula="of:=[.A241]*0.000001" office:value-type="float" office:value="2.479" calcext:value-type="float">
            <text:p>2.479000E+00</text:p>
          </table:table-cell>
        </table:table-row>
        <table:table-row table:style-name="ro1">
          <table:table-cell office:value-type="float" office:value="3000000" calcext:value-type="float">
            <text:p>3.000E+06</text:p>
          </table:table-cell>
          <table:table-cell table:formula="of:=[.A242]*0.000001" office:value-type="float" office:value="3" calcext:value-type="float">
            <text:p>3.000000E+00</text:p>
          </table:table-cell>
        </table:table-row>
        <table:table-row table:style-name="ro1">
          <table:table-cell office:value-type="float" office:value="4304000" calcext:value-type="float">
            <text:p>4.304E+06</text:p>
          </table:table-cell>
          <table:table-cell table:formula="of:=[.A243]*0.000001" office:value-type="float" office:value="4.304" calcext:value-type="float">
            <text:p>4.304000E+00</text:p>
          </table:table-cell>
        </table:table-row>
        <table:table-row table:style-name="ro1">
          <table:table-cell office:value-type="float" office:value="4800000" calcext:value-type="float">
            <text:p>4.800E+06</text:p>
          </table:table-cell>
          <table:table-cell table:formula="of:=[.A244]*0.000001" office:value-type="float" office:value="4.8" calcext:value-type="float">
            <text:p>4.800000E+00</text:p>
          </table:table-cell>
        </table:table-row>
        <table:table-row table:style-name="ro1">
          <table:table-cell office:value-type="float" office:value="6434000" calcext:value-type="float">
            <text:p>6.434E+06</text:p>
          </table:table-cell>
          <table:table-cell table:formula="of:=[.A245]*0.000001" office:value-type="float" office:value="6.434" calcext:value-type="float">
            <text:p>6.434000E+00</text:p>
          </table:table-cell>
        </table:table-row>
        <table:table-row table:style-name="ro1">
          <table:table-cell office:value-type="float" office:value="8187000" calcext:value-type="float">
            <text:p>8.187E+06</text:p>
          </table:table-cell>
          <table:table-cell table:formula="of:=[.A246]*0.000001" office:value-type="float" office:value="8.187" calcext:value-type="float">
            <text:p>8.187000E+00</text:p>
          </table:table-cell>
        </table:table-row>
        <table:table-row table:style-name="ro1">
          <table:table-cell office:value-type="float" office:value="10000000" calcext:value-type="float">
            <text:p>1.000E+07</text:p>
          </table:table-cell>
          <table:table-cell table:formula="of:=[.A247]*0.000001" office:value-type="float" office:value="10" calcext:value-type="float">
            <text:p>1.000000E+01</text:p>
          </table:table-cell>
        </table:table-row>
        <table:table-row table:style-name="ro1">
          <table:table-cell office:value-type="float" office:value="12840000" calcext:value-type="float">
            <text:p>1.284E+07</text:p>
          </table:table-cell>
          <table:table-cell table:formula="of:=[.A248]*0.000001" office:value-type="float" office:value="12.84" calcext:value-type="float">
            <text:p>1.284000E+01</text:p>
          </table:table-cell>
        </table:table-row>
        <table:table-row table:style-name="ro1">
          <table:table-cell office:value-type="float" office:value="13840000" calcext:value-type="float">
            <text:p>1.384E+07</text:p>
          </table:table-cell>
          <table:table-cell table:formula="of:=[.A249]*0.000001" office:value-type="float" office:value="13.84" calcext:value-type="float">
            <text:p>1.384000E+01</text:p>
          </table:table-cell>
        </table:table-row>
        <table:table-row table:style-name="ro1">
          <table:table-cell office:value-type="float" office:value="14550000" calcext:value-type="float">
            <text:p>1.455E+07</text:p>
          </table:table-cell>
          <table:table-cell table:formula="of:=[.A250]*0.000001" office:value-type="float" office:value="14.55" calcext:value-type="float">
            <text:p>1.455000E+01</text:p>
          </table:table-cell>
        </table:table-row>
        <table:table-row table:style-name="ro1">
          <table:table-cell office:value-type="float" office:value="15680000" calcext:value-type="float">
            <text:p>1.568E+07</text:p>
          </table:table-cell>
          <table:table-cell table:formula="of:=[.A251]*0.000001" office:value-type="float" office:value="15.68" calcext:value-type="float">
            <text:p>1.568000E+01</text:p>
          </table:table-cell>
        </table:table-row>
        <table:table-row table:style-name="ro1">
          <table:table-cell office:value-type="float" office:value="17330000" calcext:value-type="float">
            <text:p>1.733E+07</text:p>
          </table:table-cell>
          <table:table-cell table:formula="of:=[.A252]*0.000001" office:value-type="float" office:value="17.33" calcext:value-type="float">
            <text:p>1.733000E+01</text:p>
          </table:table-cell>
        </table:table-row>
        <table:table-row table:style-name="ro1">
          <table:table-cell office:value-type="float" office:value="20000000" calcext:value-type="float">
            <text:p>2.000E+07</text:p>
          </table:table-cell>
          <table:table-cell table:formula="of:=[.A253]*0.000001" office:value-type="float" office:value="20" calcext:value-type="float">
            <text:p>2.000000E+01</text:p>
          </table:table-cell>
        </table:table-row>
        <table:table-row table:style-name="ro1" table:number-rows-repeated="104832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.75" calcext:value-type="float">
            <text:p>3.18E+01</text:p>
          </table:table-cell>
          <table:table-cell office:value-type="float" office:value="169" calcext:value-type="float">
            <text:p>169</text:p>
          </table:table-cell>
          <table:table-cell office:value-type="float" office:value="2.47" calcext:value-type="float">
            <text:p>2.47E+00</text:p>
          </table:table-cell>
          <table:table-cell office:value-type="float" office:value="211" calcext:value-type="float">
            <text:p>211</text:p>
          </table:table-cell>
          <table:table-cell office:value-type="float" office:value="0.75" calcext:value-type="float">
            <text:p>7.50E-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.25" calcext:value-type="float">
            <text:p>3.13E+01</text:p>
          </table:table-cell>
          <table:table-cell office:value-type="float" office:value="170" calcext:value-type="float">
            <text:p>170</text:p>
          </table:table-cell>
          <table:table-cell office:value-type="float" office:value="2.38" calcext:value-type="float">
            <text:p>2.38E+00</text:p>
          </table:table-cell>
          <table:table-cell office:value-type="float" office:value="212" calcext:value-type="float">
            <text:p>212</text:p>
          </table:table-cell>
          <table:table-cell office:value-type="float" office:value="0.7" calcext:value-type="float">
            <text:p>7.00E-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.00E+01</text:p>
          </table:table-cell>
          <table:table-cell office:value-type="float" office:value="171" calcext:value-type="float">
            <text:p>171</text:p>
          </table:table-cell>
          <table:table-cell office:value-type="float" office:value="2.3" calcext:value-type="float">
            <text:p>2.30E+00</text:p>
          </table:table-cell>
          <table:table-cell office:value-type="float" office:value="213" calcext:value-type="float">
            <text:p>213</text:p>
          </table:table-cell>
          <table:table-cell office:value-type="float" office:value="0.65" calcext:value-type="float">
            <text:p>6.50E-0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7.5" calcext:value-type="float">
            <text:p>2.75E+01</text:p>
          </table:table-cell>
          <table:table-cell office:value-type="float" office:value="172" calcext:value-type="float">
            <text:p>172</text:p>
          </table:table-cell>
          <table:table-cell office:value-type="float" office:value="2.21" calcext:value-type="float">
            <text:p>2.21E+00</text:p>
          </table:table-cell>
          <table:table-cell office:value-type="float" office:value="214" calcext:value-type="float">
            <text:p>214</text:p>
          </table:table-cell>
          <table:table-cell office:value-type="float" office:value="0.625" calcext:value-type="float">
            <text:p>6.25E-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" calcext:value-type="float">
            <text:p>2.50E+01</text:p>
          </table:table-cell>
          <table:table-cell office:value-type="float" office:value="173" calcext:value-type="float">
            <text:p>173</text:p>
          </table:table-cell>
          <table:table-cell office:value-type="float" office:value="2.12" calcext:value-type="float">
            <text:p>2.12E+00</text:p>
          </table:table-cell>
          <table:table-cell office:value-type="float" office:value="215" calcext:value-type="float">
            <text:p>215</text:p>
          </table:table-cell>
          <table:table-cell office:value-type="float" office:value="0.6" calcext:value-type="float">
            <text:p>6.00E-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5" calcext:value-type="float">
            <text:p>2.25E+01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.00E+00</text:p>
          </table:table-cell>
          <table:table-cell office:value-type="float" office:value="216" calcext:value-type="float">
            <text:p>216</text:p>
          </table:table-cell>
          <table:table-cell office:value-type="float" office:value="0.55" calcext:value-type="float">
            <text:p>5.50E-0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.75" calcext:value-type="float">
            <text:p>2.18E+01</text:p>
          </table:table-cell>
          <table:table-cell office:value-type="float" office:value="175" calcext:value-type="float">
            <text:p>175</text:p>
          </table:table-cell>
          <table:table-cell office:value-type="float" office:value="1.94" calcext:value-type="float">
            <text:p>1.94E+00</text:p>
          </table:table-cell>
          <table:table-cell office:value-type="float" office:value="217" calcext:value-type="float">
            <text:p>217</text:p>
          </table:table-cell>
          <table:table-cell office:value-type="float" office:value="0.5" calcext:value-type="float">
            <text:p>5.00E-0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1.2" calcext:value-type="float">
            <text:p>2.12E+01</text:p>
          </table:table-cell>
          <table:table-cell office:value-type="float" office:value="176" calcext:value-type="float">
            <text:p>176</text:p>
          </table:table-cell>
          <table:table-cell office:value-type="float" office:value="1.86" calcext:value-type="float">
            <text:p>1.86E+00</text:p>
          </table:table-cell>
          <table:table-cell office:value-type="float" office:value="218" calcext:value-type="float">
            <text:p>218</text:p>
          </table:table-cell>
          <table:table-cell office:value-type="float" office:value="0.45" calcext:value-type="float">
            <text:p>4.50E-0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0.5" calcext:value-type="float">
            <text:p>2.05E+01</text:p>
          </table:table-cell>
          <table:table-cell office:value-type="float" office:value="177" calcext:value-type="float">
            <text:p>177</text:p>
          </table:table-cell>
          <table:table-cell office:value-type="float" office:value="1.77" calcext:value-type="float">
            <text:p>1.77E+00</text:p>
          </table:table-cell>
          <table:table-cell office:value-type="float" office:value="219" calcext:value-type="float">
            <text:p>219</text:p>
          </table:table-cell>
          <table:table-cell office:value-type="float" office:value="0.4" calcext:value-type="float">
            <text:p>4.00E-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0" calcext:value-type="float">
            <text:p>2.00E+01</text:p>
          </table:table-cell>
          <table:table-cell office:value-type="float" office:value="178" calcext:value-type="float">
            <text:p>178</text:p>
          </table:table-cell>
          <table:table-cell office:value-type="float" office:value="1.68" calcext:value-type="float">
            <text:p>1.68E+00</text:p>
          </table:table-cell>
          <table:table-cell office:value-type="float" office:value="220" calcext:value-type="float">
            <text:p>220</text:p>
          </table:table-cell>
          <table:table-cell office:value-type="float" office:value="0.375" calcext:value-type="float">
            <text:p>3.75E-0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.4" calcext:value-type="float">
            <text:p>1.94E+01</text:p>
          </table:table-cell>
          <table:table-cell office:value-type="float" office:value="179" calcext:value-type="float">
            <text:p>179</text:p>
          </table:table-cell>
          <table:table-cell office:value-type="float" office:value="1.59" calcext:value-type="float">
            <text:p>1.59E+00</text:p>
          </table:table-cell>
          <table:table-cell office:value-type="float" office:value="221" calcext:value-type="float">
            <text:p>221</text:p>
          </table:table-cell>
          <table:table-cell office:value-type="float" office:value="0.35" calcext:value-type="float">
            <text:p>3.50E-0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.5" calcext:value-type="float">
            <text:p>1.85E+01</text:p>
          </table:table-cell>
          <table:table-cell office:value-type="float" office:value="180" calcext:value-type="float">
            <text:p>180</text:p>
          </table:table-cell>
          <table:table-cell office:value-type="float" office:value="1.5" calcext:value-type="float">
            <text:p>1.50E+00</text:p>
          </table:table-cell>
          <table:table-cell office:value-type="float" office:value="222" calcext:value-type="float">
            <text:p>222</text:p>
          </table:table-cell>
          <table:table-cell office:value-type="float" office:value="0.325" calcext:value-type="float">
            <text:p>3.25E-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.70E+01</text:p>
          </table:table-cell>
          <table:table-cell office:value-type="float" office:value="181" calcext:value-type="float">
            <text:p>181</text:p>
          </table:table-cell>
          <table:table-cell office:value-type="float" office:value="1.45" calcext:value-type="float">
            <text:p>1.45E+00</text:p>
          </table:table-cell>
          <table:table-cell office:value-type="float" office:value="223" calcext:value-type="float">
            <text:p>223</text:p>
          </table:table-cell>
          <table:table-cell office:value-type="float" office:value="0.3" calcext:value-type="float">
            <text:p>3.00E-0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.60E+01</text:p>
          </table:table-cell>
          <table:table-cell office:value-type="float" office:value="182" calcext:value-type="float">
            <text:p>182</text:p>
          </table:table-cell>
          <table:table-cell office:value-type="float" office:value="1.4" calcext:value-type="float">
            <text:p>1.40E+00</text:p>
          </table:table-cell>
          <table:table-cell office:value-type="float" office:value="224" calcext:value-type="float">
            <text:p>224</text:p>
          </table:table-cell>
          <table:table-cell office:value-type="float" office:value="0.275" calcext:value-type="float">
            <text:p>2.75E-0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.4" calcext:value-type="float">
            <text:p>1.44E+01</text:p>
          </table:table-cell>
          <table:table-cell office:value-type="float" office:value="183" calcext:value-type="float">
            <text:p>183</text:p>
          </table:table-cell>
          <table:table-cell office:value-type="float" office:value="1.35" calcext:value-type="float">
            <text:p>1.35E+00</text:p>
          </table:table-cell>
          <table:table-cell office:value-type="float" office:value="225" calcext:value-type="float">
            <text:p>225</text:p>
          </table:table-cell>
          <table:table-cell office:value-type="float" office:value="0.25" calcext:value-type="float">
            <text:p>2.50E-0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9" calcext:value-type="float">
            <text:p>1.29E+01</text:p>
          </table:table-cell>
          <table:table-cell office:value-type="float" office:value="184" calcext:value-type="float">
            <text:p>184</text:p>
          </table:table-cell>
          <table:table-cell office:value-type="float" office:value="1.3" calcext:value-type="float">
            <text:p>1.30E+00</text:p>
          </table:table-cell>
          <table:table-cell office:value-type="float" office:value="226" calcext:value-type="float">
            <text:p>226</text:p>
          </table:table-cell>
          <table:table-cell office:value-type="float" office:value="0.225" calcext:value-type="float">
            <text:p>2.25E-0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1.9" calcext:value-type="float">
            <text:p>1.19E+01</text:p>
          </table:table-cell>
          <table:table-cell office:value-type="float" office:value="185" calcext:value-type="float">
            <text:p>185</text:p>
          </table:table-cell>
          <table:table-cell office:value-type="float" office:value="1.25" calcext:value-type="float">
            <text:p>1.25E+00</text:p>
          </table:table-cell>
          <table:table-cell office:value-type="float" office:value="227" calcext:value-type="float">
            <text:p>227</text:p>
          </table:table-cell>
          <table:table-cell office:value-type="float" office:value="0.2" calcext:value-type="float">
            <text:p>2.00E-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.5" calcext:value-type="float">
            <text:p>1.15E+01</text:p>
          </table:table-cell>
          <table:table-cell office:value-type="float" office:value="186" calcext:value-type="float">
            <text:p>186</text:p>
          </table:table-cell>
          <table:table-cell office:value-type="float" office:value="1.225" calcext:value-type="float">
            <text:p>1.23E+00</text:p>
          </table:table-cell>
          <table:table-cell office:value-type="float" office:value="228" calcext:value-type="float">
            <text:p>228</text:p>
          </table:table-cell>
          <table:table-cell office:value-type="float" office:value="0.175" calcext:value-type="float">
            <text:p>1.75E-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.00E+01</text:p>
          </table:table-cell>
          <table:table-cell office:value-type="float" office:value="187" calcext:value-type="float">
            <text:p>187</text:p>
          </table:table-cell>
          <table:table-cell office:value-type="float" office:value="1.2" calcext:value-type="float">
            <text:p>1.20E+00</text:p>
          </table:table-cell>
          <table:table-cell office:value-type="float" office:value="229" calcext:value-type="float">
            <text:p>229</text:p>
          </table:table-cell>
          <table:table-cell office:value-type="float" office:value="0.15" calcext:value-type="float">
            <text:p>1.50E-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.1" calcext:value-type="float">
            <text:p>9.10E+00</text:p>
          </table:table-cell>
          <table:table-cell office:value-type="float" office:value="188" calcext:value-type="float">
            <text:p>188</text:p>
          </table:table-cell>
          <table:table-cell office:value-type="float" office:value="1.175" calcext:value-type="float">
            <text:p>1.18E+00</text:p>
          </table:table-cell>
          <table:table-cell office:value-type="float" office:value="230" calcext:value-type="float">
            <text:p>230</text:p>
          </table:table-cell>
          <table:table-cell office:value-type="float" office:value="0.125" calcext:value-type="float">
            <text:p>1.25E-0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1" calcext:value-type="float">
            <text:p>8.10E+00</text:p>
          </table:table-cell>
          <table:table-cell office:value-type="float" office:value="189" calcext:value-type="float">
            <text:p>189</text:p>
          </table:table-cell>
          <table:table-cell office:value-type="float" office:value="1.15" calcext:value-type="float">
            <text:p>1.15E+00</text:p>
          </table:table-cell>
          <table:table-cell office:value-type="float" office:value="231" calcext:value-type="float">
            <text:p>231</text:p>
          </table:table-cell>
          <table:table-cell office:value-type="float" office:value="0.1" calcext:value-type="float">
            <text:p>1.00E-0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.15" calcext:value-type="float">
            <text:p>7.15E+00</text:p>
          </table:table-cell>
          <table:table-cell office:value-type="float" office:value="190" calcext:value-type="float">
            <text:p>190</text:p>
          </table:table-cell>
          <table:table-cell office:value-type="float" office:value="1.14" calcext:value-type="float">
            <text:p>1.14E+00</text:p>
          </table:table-cell>
          <table:table-cell office:value-type="float" office:value="232" calcext:value-type="float">
            <text:p>232</text:p>
          </table:table-cell>
          <table:table-cell office:value-type="float" office:value="0.09" calcext:value-type="float">
            <text:p>9.00E-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.00E+00</text:p>
          </table:table-cell>
          <table:table-cell office:value-type="float" office:value="191" calcext:value-type="float">
            <text:p>191</text:p>
          </table:table-cell>
          <table:table-cell office:value-type="float" office:value="1.13" calcext:value-type="float">
            <text:p>1.13E+00</text:p>
          </table:table-cell>
          <table:table-cell office:value-type="float" office:value="233" calcext:value-type="float">
            <text:p>233</text:p>
          </table:table-cell>
          <table:table-cell office:value-type="float" office:value="0.08" calcext:value-type="float">
            <text:p>8.00E-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75" calcext:value-type="float">
            <text:p>6.88E+00</text:p>
          </table:table-cell>
          <table:table-cell office:value-type="float" office:value="192" calcext:value-type="float">
            <text:p>192</text:p>
          </table:table-cell>
          <table:table-cell office:value-type="float" office:value="1.12" calcext:value-type="float">
            <text:p>1.12E+00</text:p>
          </table:table-cell>
          <table:table-cell office:value-type="float" office:value="234" calcext:value-type="float">
            <text:p>234</text:p>
          </table:table-cell>
          <table:table-cell office:value-type="float" office:value="0.07" calcext:value-type="float">
            <text:p>7.00E-0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75" calcext:value-type="float">
            <text:p>6.75E+00</text:p>
          </table:table-cell>
          <table:table-cell office:value-type="float" office:value="193" calcext:value-type="float">
            <text:p>193</text:p>
          </table:table-cell>
          <table:table-cell office:value-type="float" office:value="1.11" calcext:value-type="float">
            <text:p>1.11E+00</text:p>
          </table:table-cell>
          <table:table-cell office:value-type="float" office:value="235" calcext:value-type="float">
            <text:p>235</text:p>
          </table:table-cell>
          <table:table-cell office:value-type="float" office:value="0.06" calcext:value-type="float">
            <text:p>6.00E-0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5" calcext:value-type="float">
            <text:p>6.50E+00</text:p>
          </table:table-cell>
          <table:table-cell office:value-type="float" office:value="194" calcext:value-type="float">
            <text:p>194</text:p>
          </table:table-cell>
          <table:table-cell office:value-type="float" office:value="1.1" calcext:value-type="float">
            <text:p>1.10E+00</text:p>
          </table:table-cell>
          <table:table-cell office:value-type="float" office:value="236" calcext:value-type="float">
            <text:p>236</text:p>
          </table:table-cell>
          <table:table-cell office:value-type="float" office:value="0.05" calcext:value-type="float">
            <text:p>5.00E-0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25" calcext:value-type="float">
            <text:p>6.25E+00</text:p>
          </table:table-cell>
          <table:table-cell office:value-type="float" office:value="195" calcext:value-type="float">
            <text:p>195</text:p>
          </table:table-cell>
          <table:table-cell office:value-type="float" office:value="1.09" calcext:value-type="float">
            <text:p>1.09E+00</text:p>
          </table:table-cell>
          <table:table-cell office:value-type="float" office:value="237" calcext:value-type="float">
            <text:p>237</text:p>
          </table:table-cell>
          <table:table-cell office:value-type="float" office:value="0.04" calcext:value-type="float">
            <text:p>4.00E-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.00E+00</text:p>
          </table:table-cell>
          <table:table-cell office:value-type="float" office:value="196" calcext:value-type="float">
            <text:p>196</text:p>
          </table:table-cell>
          <table:table-cell office:value-type="float" office:value="1.08" calcext:value-type="float">
            <text:p>1.08E+00</text:p>
          </table:table-cell>
          <table:table-cell office:value-type="float" office:value="238" calcext:value-type="float">
            <text:p>238</text:p>
          </table:table-cell>
          <table:table-cell office:value-type="float" office:value="0.03" calcext:value-type="float">
            <text:p>3.00E-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4" calcext:value-type="float">
            <text:p>5.40E+00</text:p>
          </table:table-cell>
          <table:table-cell office:value-type="float" office:value="197" calcext:value-type="float">
            <text:p>197</text:p>
          </table:table-cell>
          <table:table-cell office:value-type="float" office:value="1.07" calcext:value-type="float">
            <text:p>1.07E+00</text:p>
          </table:table-cell>
          <table:table-cell office:value-type="float" office:value="239" calcext:value-type="float">
            <text:p>239</text:p>
          </table:table-cell>
          <table:table-cell office:value-type="float" office:value="0.0253" calcext:value-type="float">
            <text:p>2.53E-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.00E+00</text:p>
          </table:table-cell>
          <table:table-cell office:value-type="float" office:value="198" calcext:value-type="float">
            <text:p>198</text:p>
          </table:table-cell>
          <table:table-cell office:value-type="float" office:value="1.06" calcext:value-type="float">
            <text:p>1.06E+00</text:p>
          </table:table-cell>
          <table:table-cell office:value-type="float" office:value="240" calcext:value-type="float">
            <text:p>240</text:p>
          </table:table-cell>
          <table:table-cell office:value-type="float" office:value="0.01" calcext:value-type="float">
            <text:p>1.00E-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7" calcext:value-type="float">
            <text:p>4.70E+00</text:p>
          </table:table-cell>
          <table:table-cell office:value-type="float" office:value="199" calcext:value-type="float">
            <text:p>199</text:p>
          </table:table-cell>
          <table:table-cell office:value-type="float" office:value="1.05" calcext:value-type="float">
            <text:p>1.05E+00</text:p>
          </table:table-cell>
          <table:table-cell office:value-type="float" office:value="241" calcext:value-type="float">
            <text:p>241</text:p>
          </table:table-cell>
          <table:table-cell office:value-type="float" office:value="0.0075" calcext:value-type="float">
            <text:p>7.50E-0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1" calcext:value-type="float">
            <text:p>4.10E+00</text:p>
          </table:table-cell>
          <table:table-cell office:value-type="float" office:value="200" calcext:value-type="float">
            <text:p>200</text:p>
          </table:table-cell>
          <table:table-cell office:value-type="float" office:value="1.04" calcext:value-type="float">
            <text:p>1.04E+00</text:p>
          </table:table-cell>
          <table:table-cell office:value-type="float" office:value="242" calcext:value-type="float">
            <text:p>242</text:p>
          </table:table-cell>
          <table:table-cell office:value-type="float" office:value="0.005" calcext:value-type="float">
            <text:p>5.00E-0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.73" calcext:value-type="float">
            <text:p>3.73E+00</text:p>
          </table:table-cell>
          <table:table-cell office:value-type="float" office:value="201" calcext:value-type="float">
            <text:p>201</text:p>
          </table:table-cell>
          <table:table-cell office:value-type="float" office:value="1.03" calcext:value-type="float">
            <text:p>1.03E+00</text:p>
          </table:table-cell>
          <table:table-cell office:value-type="float" office:value="243" calcext:value-type="float">
            <text:p>243</text:p>
          </table:table-cell>
          <table:table-cell office:value-type="float" office:value="0.004" calcext:value-type="float">
            <text:p>4.00E-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.5" calcext:value-type="float">
            <text:p>3.50E+00</text:p>
          </table:table-cell>
          <table:table-cell office:value-type="float" office:value="202" calcext:value-type="float">
            <text:p>202</text:p>
          </table:table-cell>
          <table:table-cell office:value-type="float" office:value="1.02" calcext:value-type="float">
            <text:p>1.02E+00</text:p>
          </table:table-cell>
          <table:table-cell office:value-type="float" office:value="244" calcext:value-type="float">
            <text:p>244</text:p>
          </table:table-cell>
          <table:table-cell office:value-type="float" office:value="0.003" calcext:value-type="float">
            <text:p>3.00E-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.2" calcext:value-type="float">
            <text:p>3.20E+00</text:p>
          </table:table-cell>
          <table:table-cell office:value-type="float" office:value="203" calcext:value-type="float">
            <text:p>203</text:p>
          </table:table-cell>
          <table:table-cell office:value-type="float" office:value="1.01" calcext:value-type="float">
            <text:p>1.01E+00</text:p>
          </table:table-cell>
          <table:table-cell office:value-type="float" office:value="245" calcext:value-type="float">
            <text:p>245</text:p>
          </table:table-cell>
          <table:table-cell office:value-type="float" office:value="0.0025" calcext:value-type="float">
            <text:p>2.50E-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1" calcext:value-type="float">
            <text:p>3.10E+0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.00E+00</text:p>
          </table:table-cell>
          <table:table-cell office:value-type="float" office:value="246" calcext:value-type="float">
            <text:p>246</text:p>
          </table:table-cell>
          <table:table-cell office:value-type="float" office:value="0.002" calcext:value-type="float">
            <text:p>2.00E-0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.00E+00</text:p>
          </table:table-cell>
          <table:table-cell office:value-type="float" office:value="205" calcext:value-type="float">
            <text:p>205</text:p>
          </table:table-cell>
          <table:table-cell office:value-type="float" office:value="0.975" calcext:value-type="float">
            <text:p>9.75E-01</text:p>
          </table:table-cell>
          <table:table-cell office:value-type="float" office:value="247" calcext:value-type="float">
            <text:p>247</text:p>
          </table:table-cell>
          <table:table-cell office:value-type="float" office:value="0.0015" calcext:value-type="float">
            <text:p>1.50E-0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97" calcext:value-type="float">
            <text:p>2.97E+00</text:p>
          </table:table-cell>
          <table:table-cell office:value-type="float" office:value="206" calcext:value-type="float">
            <text:p>206</text:p>
          </table:table-cell>
          <table:table-cell office:value-type="float" office:value="0.95" calcext:value-type="float">
            <text:p>9.50E-01</text:p>
          </table:table-cell>
          <table:table-cell office:value-type="float" office:value="248" calcext:value-type="float">
            <text:p>248</text:p>
          </table:table-cell>
          <table:table-cell office:value-type="float" office:value="0.0012" calcext:value-type="float">
            <text:p>1.20E-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87" calcext:value-type="float">
            <text:p>2.87E+00</text:p>
          </table:table-cell>
          <table:table-cell office:value-type="float" office:value="207" calcext:value-type="float">
            <text:p>207</text:p>
          </table:table-cell>
          <table:table-cell office:value-type="float" office:value="0.925" calcext:value-type="float">
            <text:p>9.25E-01</text:p>
          </table:table-cell>
          <table:table-cell office:value-type="float" office:value="249" calcext:value-type="float">
            <text:p>249</text:p>
          </table:table-cell>
          <table:table-cell office:value-type="float" office:value="0.001" calcext:value-type="float">
            <text:p>1.00E-0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.77" calcext:value-type="float">
            <text:p>2.77E+00</text:p>
          </table:table-cell>
          <table:table-cell office:value-type="float" office:value="208" calcext:value-type="float">
            <text:p>208</text:p>
          </table:table-cell>
          <table:table-cell office:value-type="float" office:value="0.9" calcext:value-type="float">
            <text:p>9.00E-01</text:p>
          </table:table-cell>
          <table:table-cell office:value-type="float" office:value="250" calcext:value-type="float">
            <text:p>250</text:p>
          </table:table-cell>
          <table:table-cell office:value-type="float" office:value="0.00075" calcext:value-type="float">
            <text:p>7.50E-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.67" calcext:value-type="float">
            <text:p>2.67E+00</text:p>
          </table:table-cell>
          <table:table-cell office:value-type="float" office:value="209" calcext:value-type="float">
            <text:p>209</text:p>
          </table:table-cell>
          <table:table-cell office:value-type="float" office:value="0.85" calcext:value-type="float">
            <text:p>8.50E-01</text:p>
          </table:table-cell>
          <table:table-cell office:value-type="float" office:value="251" calcext:value-type="float">
            <text:p>251</text:p>
          </table:table-cell>
          <table:table-cell office:value-type="float" office:value="0.0005" calcext:value-type="float">
            <text:p>5.00E-0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57" calcext:value-type="float">
            <text:p>2.57E+00</text:p>
          </table:table-cell>
          <table:table-cell office:value-type="float" office:value="210" calcext:value-type="float">
            <text:p>210</text:p>
          </table:table-cell>
          <table:table-cell office:value-type="float" office:value="0.8" calcext:value-type="float">
            <text:p>8.00E-01</text:p>
          </table:table-cell>
          <table:table-cell office:value-type="float" office:value="252" calcext:value-type="float">
            <text:p>252</text:p>
          </table:table-cell>
          <table:table-cell office:value-type="float" office:value="0.0001" calcext:value-type="float">
            <text:p>1.00E-04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3">
      <number:scientific-number number:decimal-places="6" loext:min-decimal-places="6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0:53:31.589845873</meta:creation-date>
    <dc:date>2020-03-18T11:05:26.799564553</dc:date>
    <meta:editing-duration>PT45S</meta:editing-duration>
    <meta:editing-cycles>1</meta:editing-cycles>
    <meta:document-statistic meta:table-count="2" meta:cell-count="758" meta:object-count="0"/>
    <meta:generator>LibreOffice/6.0.7.3$Linux_X86_64 LibreOffice_project/00m0$Build-3</meta:generator>
  </office:meta>
</office:document-meta>
</file>